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" style:parent-style-name="Normal" style:family="paragraph">
      <style:paragraph-properties fo:margin-bottom="0in" style:line-height-at-least="0.1979in" fo:background-color="#1E1E1E"/>
    </style:style>
    <style:style style:name="T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9" style:parent-style-name="Normal" style:family="paragraph">
      <style:paragraph-properties fo:margin-bottom="0in" style:line-height-at-least="0.1979in" fo:background-color="#1E1E1E"/>
    </style:style>
    <style:style style:name="T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2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3" style:parent-style-name="Normal" style:family="paragraph">
      <style:paragraph-properties fo:margin-bottom="0in" style:line-height-at-least="0.1979in" fo:background-color="#1E1E1E"/>
    </style:style>
    <style:style style:name="T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0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1" style:parent-style-name="Normal" style:family="paragraph">
      <style:paragraph-properties fo:margin-bottom="0in" style:line-height-at-least="0.1979in" fo:background-color="#1E1E1E"/>
    </style:style>
    <style:style style:name="T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3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1" style:parent-style-name="Normal" style:family="paragraph">
      <style:paragraph-properties fo:margin-bottom="0in" style:line-height-at-least="0.1979in" fo:background-color="#1E1E1E"/>
    </style:style>
    <style:style style:name="T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3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4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5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5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0" style:parent-style-name="Normal" style:family="paragraph">
      <style:paragraph-properties fo:margin-bottom="0in" style:line-height-at-least="0.1979in" fo:background-color="#1E1E1E"/>
    </style:style>
    <style:style style:name="T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2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6" style:parent-style-name="Normal" style:family="paragraph">
      <style:paragraph-properties fo:margin-bottom="0in" style:line-height-at-least="0.1979in" fo:background-color="#1E1E1E"/>
    </style:style>
    <style:style style:name="T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7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7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8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83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8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89" style:parent-style-name="Normal" style:family="paragraph">
      <style:paragraph-properties fo:margin-bottom="0in" style:line-height-at-least="0.1979in" fo:background-color="#1E1E1E"/>
    </style:style>
    <style:style style:name="T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3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0" style:parent-style-name="Normal" style:family="paragraph">
      <style:paragraph-properties fo:margin-bottom="0in" style:line-height-at-least="0.1979in" fo:background-color="#1E1E1E"/>
    </style:style>
    <style:style style:name="T1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9" style:parent-style-name="Normal" style:family="paragraph">
      <style:paragraph-properties fo:margin-bottom="0in" style:line-height-at-least="0.1979in" fo:background-color="#1E1E1E"/>
    </style:style>
    <style:style style:name="T11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1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16" style:parent-style-name="Normal" style:family="paragraph">
      <style:paragraph-properties fo:margin-bottom="0in" style:line-height-at-least="0.1979in" fo:background-color="#1E1E1E"/>
    </style:style>
    <style:style style:name="T1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8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1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6" style:parent-style-name="Normal" style:family="paragraph">
      <style:paragraph-properties fo:margin-bottom="0in" style:line-height-at-least="0.1979in" fo:background-color="#1E1E1E"/>
    </style:style>
    <style:style style:name="T1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5" style:parent-style-name="Normal" style:family="paragraph">
      <style:paragraph-properties fo:margin-bottom="0in" style:line-height-at-least="0.1979in" fo:background-color="#1E1E1E"/>
    </style:style>
    <style:style style:name="T1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7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1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4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3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4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47" style:parent-style-name="Normal" style:family="paragraph">
      <style:paragraph-properties fo:margin-bottom="0in" style:line-height-at-least="0.1979in" fo:background-color="#1E1E1E"/>
    </style:style>
    <style:style style:name="T14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5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53" style:parent-style-name="Normal" style:family="paragraph">
      <style:paragraph-properties fo:margin-bottom="0in" style:line-height-at-least="0.1979in" fo:background-color="#1E1E1E"/>
    </style:style>
    <style:style style:name="T15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5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5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6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6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5" style:parent-style-name="Normal" style:family="paragraph">
      <style:paragraph-properties fo:margin-bottom="0in" style:line-height-at-least="0.1979in" fo:background-color="#1E1E1E"/>
    </style:style>
    <style:style style:name="T1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7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7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7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77" style:parent-style-name="Normal" style:family="paragraph">
      <style:paragraph-properties fo:margin-bottom="0in" style:line-height-at-least="0.1979in" fo:background-color="#1E1E1E"/>
    </style:style>
    <style:style style:name="T1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7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8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8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83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8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8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8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8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89" style:parent-style-name="Normal" style:family="paragraph">
      <style:paragraph-properties fo:margin-bottom="0in" style:line-height-at-least="0.1979in" fo:background-color="#1E1E1E"/>
    </style:style>
    <style:style style:name="T1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91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9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9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9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9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0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01" style:parent-style-name="Normal" style:family="paragraph">
      <style:paragraph-properties fo:margin-bottom="0in" style:line-height-at-least="0.1979in" fo:background-color="#1E1E1E"/>
    </style:style>
    <style:style style:name="T20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03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2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0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0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2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0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1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13" style:parent-style-name="Normal" style:family="paragraph">
      <style:paragraph-properties fo:margin-bottom="0in" style:line-height-at-least="0.1979in" fo:background-color="#1E1E1E"/>
    </style:style>
    <style:style style:name="T2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15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2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1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1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2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2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2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25" style:parent-style-name="Normal" style:family="paragraph">
      <style:paragraph-properties fo:margin-bottom="0in" style:line-height-at-least="0.1979in" fo:background-color="#1E1E1E"/>
    </style:style>
    <style:style style:name="T2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2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2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2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3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3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2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3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3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3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38" style:parent-style-name="Normal" style:family="paragraph">
      <style:paragraph-properties fo:margin-bottom="0in" style:line-height-at-least="0.1979in" fo:background-color="#1E1E1E"/>
    </style:style>
    <style:style style:name="T2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4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2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4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2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50" style:parent-style-name="Normal" style:family="paragraph">
      <style:paragraph-properties fo:margin-bottom="0in" style:line-height-at-least="0.1979in" fo:background-color="#1E1E1E"/>
    </style:style>
    <style:style style:name="T2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5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2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5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5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58" style:parent-style-name="Normal" style:family="paragraph">
      <style:paragraph-properties fo:margin-bottom="0in" style:line-height-at-least="0.1979in" fo:background-color="#1E1E1E"/>
    </style:style>
    <style:style style:name="T2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6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2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65" style:parent-style-name="Normal" style:family="paragraph">
      <style:paragraph-properties fo:margin-bottom="0in" style:line-height-at-least="0.1979in" fo:background-color="#1E1E1E"/>
    </style:style>
    <style:style style:name="T26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2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69" style:parent-style-name="Normal" style:family="paragraph">
      <style:paragraph-properties fo:margin-bottom="0in" style:line-height-at-least="0.1979in" fo:background-color="#1E1E1E"/>
    </style:style>
    <style:style style:name="T27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2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74" style:parent-style-name="Normal" style:family="paragraph">
      <style:paragraph-properties fo:margin-bottom="0in" style:line-height-at-least="0.1979in" fo:background-color="#1E1E1E"/>
    </style:style>
    <style:style style:name="T27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2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7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2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7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8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82" style:parent-style-name="Normal" style:family="paragraph">
      <style:paragraph-properties fo:margin-bottom="0in" style:line-height-at-least="0.1979in" fo:background-color="#1E1E1E"/>
    </style:style>
    <style:style style:name="T283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28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85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28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8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290" style:parent-style-name="Normal" style:family="paragraph">
      <style:paragraph-properties fo:margin-bottom="0in" style:line-height-at-least="0.1979in" fo:background-color="#1E1E1E"/>
    </style:style>
    <style:style style:name="T291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2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93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2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9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2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9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2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2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0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01" style:parent-style-name="Normal" style:family="paragraph">
      <style:paragraph-properties fo:margin-bottom="0in" style:line-height-at-least="0.1979in" fo:background-color="#1E1E1E"/>
    </style:style>
    <style:style style:name="T30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03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3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0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0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08" style:parent-style-name="Normal" style:family="paragraph">
      <style:paragraph-properties fo:margin-bottom="0in" style:line-height-at-least="0.1979in" fo:background-color="#1E1E1E"/>
    </style:style>
    <style:style style:name="T309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P31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1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12" style:parent-style-name="Normal" style:family="paragraph">
      <style:paragraph-properties fo:margin-bottom="0in" style:line-height-at-least="0.1979in" fo:background-color="#1E1E1E"/>
    </style:style>
    <style:style style:name="T3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1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3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1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3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1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3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2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2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25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26" style:parent-style-name="Normal" style:family="paragraph">
      <style:paragraph-properties fo:margin-bottom="0in" style:line-height-at-least="0.1979in" fo:background-color="#1E1E1E"/>
    </style:style>
    <style:style style:name="T3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2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3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3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3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35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36" style:parent-style-name="Normal" style:family="paragraph">
      <style:paragraph-properties fo:margin-bottom="0in" style:line-height-at-least="0.1979in" fo:background-color="#1E1E1E"/>
    </style:style>
    <style:style style:name="T3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38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3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4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3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4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4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46" style:parent-style-name="Normal" style:family="paragraph">
      <style:paragraph-properties fo:margin-bottom="0in" style:line-height-at-least="0.1979in" fo:background-color="#1E1E1E"/>
    </style:style>
    <style:style style:name="T3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4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3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5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3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5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3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5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3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5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3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6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6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6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65" style:parent-style-name="Normal" style:family="paragraph">
      <style:paragraph-properties fo:margin-bottom="0in" style:line-height-at-least="0.1979in" fo:background-color="#1E1E1E"/>
    </style:style>
    <style:style style:name="T3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67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3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6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7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71" style:parent-style-name="Normal" style:family="paragraph">
      <style:paragraph-properties fo:margin-bottom="0in" style:line-height-at-least="0.1979in" fo:background-color="#1E1E1E"/>
    </style:style>
    <style:style style:name="T3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73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3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7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3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7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3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7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8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38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8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8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38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8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38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8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3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9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3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394" style:parent-style-name="Normal" style:family="paragraph">
      <style:paragraph-properties fo:margin-bottom="0in" style:line-height-at-least="0.1979in" fo:background-color="#1E1E1E"/>
    </style:style>
    <style:style style:name="T3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9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3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39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3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0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4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05" style:parent-style-name="Normal" style:family="paragraph">
      <style:paragraph-properties fo:margin-bottom="0in" style:line-height-at-least="0.1979in" fo:background-color="#1E1E1E"/>
    </style:style>
    <style:style style:name="T4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0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4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0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4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1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1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14" style:parent-style-name="Normal" style:family="paragraph">
      <style:paragraph-properties fo:margin-bottom="0in" style:line-height-at-least="0.1979in" fo:background-color="#1E1E1E"/>
    </style:style>
    <style:style style:name="T415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4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1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2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21" style:parent-style-name="Normal" style:family="paragraph">
      <style:paragraph-properties fo:margin-bottom="0in" style:line-height-at-least="0.1979in" fo:background-color="#1E1E1E"/>
    </style:style>
    <style:style style:name="T4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23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4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2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4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2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3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31" style:parent-style-name="Normal" style:family="paragraph">
      <style:paragraph-properties fo:margin-bottom="0in" style:line-height-at-least="0.1979in" fo:background-color="#1E1E1E"/>
    </style:style>
    <style:style style:name="T4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33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4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3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3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3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3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40" style:parent-style-name="Normal" style:family="paragraph">
      <style:paragraph-properties fo:margin-bottom="0in" style:line-height-at-least="0.1979in" fo:background-color="#1E1E1E"/>
    </style:style>
    <style:style style:name="T4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42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4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4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4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4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4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4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4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5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52" style:parent-style-name="Normal" style:family="paragraph">
      <style:paragraph-properties fo:margin-bottom="0in" style:line-height-at-least="0.1979in" fo:background-color="#1E1E1E"/>
    </style:style>
    <style:style style:name="T4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5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4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58" style:parent-style-name="Normal" style:family="paragraph">
      <style:paragraph-properties fo:margin-bottom="0in" style:line-height-at-least="0.1979in" fo:background-color="#1E1E1E"/>
    </style:style>
    <style:style style:name="T4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6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4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6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4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70" style:parent-style-name="Normal" style:family="paragraph">
      <style:paragraph-properties fo:margin-bottom="0in" style:line-height-at-least="0.1979in" fo:background-color="#1E1E1E"/>
    </style:style>
    <style:style style:name="T4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7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4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7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4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7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82" style:parent-style-name="Normal" style:family="paragraph">
      <style:paragraph-properties fo:margin-bottom="0in" style:line-height-at-least="0.1979in" fo:background-color="#1E1E1E"/>
    </style:style>
    <style:style style:name="T4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8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4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8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4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494" style:parent-style-name="Normal" style:family="paragraph">
      <style:paragraph-properties fo:margin-bottom="0in" style:line-height-at-least="0.1979in" fo:background-color="#1E1E1E"/>
    </style:style>
    <style:style style:name="T4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9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4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4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4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0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5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06" style:parent-style-name="Normal" style:family="paragraph">
      <style:paragraph-properties fo:margin-bottom="0in" style:line-height-at-least="0.1979in" fo:background-color="#1E1E1E"/>
    </style:style>
    <style:style style:name="T5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0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5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1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5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18" style:parent-style-name="Normal" style:family="paragraph">
      <style:paragraph-properties fo:margin-bottom="0in" style:line-height-at-least="0.1979in" fo:background-color="#1E1E1E"/>
    </style:style>
    <style:style style:name="T5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2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5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2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5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30" style:parent-style-name="Normal" style:family="paragraph">
      <style:paragraph-properties fo:margin-bottom="0in" style:line-height-at-least="0.1979in" fo:background-color="#1E1E1E"/>
    </style:style>
    <style:style style:name="T5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3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5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3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5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4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43" style:parent-style-name="Normal" style:family="paragraph">
      <style:paragraph-properties fo:margin-bottom="0in" style:line-height-at-least="0.1979in" fo:background-color="#1E1E1E"/>
    </style:style>
    <style:style style:name="T5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45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5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4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4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4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5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5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5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5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5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55" style:parent-style-name="Normal" style:family="paragraph">
      <style:paragraph-properties fo:margin-bottom="0in" style:line-height-at-least="0.1979in" fo:background-color="#1E1E1E"/>
    </style:style>
    <style:style style:name="T5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5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55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5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6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6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6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63" style:parent-style-name="Normal" style:family="paragraph">
      <style:paragraph-properties fo:margin-bottom="0in" style:line-height-at-least="0.1979in" fo:background-color="#1E1E1E"/>
    </style:style>
    <style:style style:name="T5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65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5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6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7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7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72" style:parent-style-name="Normal" style:family="paragraph">
      <style:paragraph-properties fo:margin-bottom="0in" style:line-height-at-least="0.1979in" fo:background-color="#1E1E1E"/>
    </style:style>
    <style:style style:name="T573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P57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75" style:parent-style-name="Normal" style:family="paragraph">
      <style:paragraph-properties fo:margin-bottom="0in" style:line-height-at-least="0.1979in" fo:background-color="#1E1E1E"/>
    </style:style>
    <style:style style:name="T57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P57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78" style:parent-style-name="Normal" style:family="paragraph">
      <style:paragraph-properties fo:margin-bottom="0in" style:line-height-at-least="0.1979in" fo:background-color="#1E1E1E"/>
    </style:style>
    <style:style style:name="T57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58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8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8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84" style:parent-style-name="Normal" style:family="paragraph">
      <style:paragraph-properties fo:margin-bottom="0in" style:line-height-at-least="0.1979in" fo:background-color="#1E1E1E"/>
    </style:style>
    <style:style style:name="T5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8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5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8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5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9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5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9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5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5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97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598" style:parent-style-name="Normal" style:family="paragraph">
      <style:paragraph-properties fo:margin-bottom="0in" style:line-height-at-least="0.1979in" fo:background-color="#1E1E1E"/>
    </style:style>
    <style:style style:name="T5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0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6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0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6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05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06" style:parent-style-name="Normal" style:family="paragraph">
      <style:paragraph-properties fo:margin-bottom="0in" style:line-height-at-least="0.1979in" fo:background-color="#1E1E1E"/>
    </style:style>
    <style:style style:name="T6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08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6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1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6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1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1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16" style:parent-style-name="Normal" style:family="paragraph">
      <style:paragraph-properties fo:margin-bottom="0in" style:line-height-at-least="0.1979in" fo:background-color="#1E1E1E"/>
    </style:style>
    <style:style style:name="T6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1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6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2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6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2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6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2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6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2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6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3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3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35" style:parent-style-name="Normal" style:family="paragraph">
      <style:paragraph-properties fo:margin-bottom="0in" style:line-height-at-least="0.1979in" fo:background-color="#1E1E1E"/>
    </style:style>
    <style:style style:name="T63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37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6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40" style:parent-style-name="Normal" style:family="paragraph">
      <style:paragraph-properties fo:margin-bottom="0in" style:line-height-at-least="0.1979in" fo:background-color="#1E1E1E"/>
    </style:style>
    <style:style style:name="T6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4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6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4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6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4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6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4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4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65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53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65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5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6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5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6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5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66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6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6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65" style:parent-style-name="Normal" style:family="paragraph">
      <style:paragraph-properties fo:margin-bottom="0in" style:line-height-at-least="0.1979in" fo:background-color="#1E1E1E"/>
    </style:style>
    <style:style style:name="T6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6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6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6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6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7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73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6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77" style:parent-style-name="Normal" style:family="paragraph">
      <style:paragraph-properties fo:margin-bottom="0in" style:line-height-at-least="0.1979in" fo:background-color="#1E1E1E"/>
    </style:style>
    <style:style style:name="T6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7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68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81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6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8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8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8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687" style:parent-style-name="Normal" style:family="paragraph">
      <style:paragraph-properties fo:margin-bottom="0in" style:line-height-at-least="0.1979in" fo:background-color="#1E1E1E"/>
    </style:style>
    <style:style style:name="T6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8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6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9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6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93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6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9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9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69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6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69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70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70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70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70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7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0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7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708" style:parent-style-name="Normal" style:family="paragraph">
      <style:paragraph-properties fo:margin-bottom="0in" style:line-height-at-least="0.1979in" fo:background-color="#1E1E1E"/>
    </style:style>
    <style:style style:name="T7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1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7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1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7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7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1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7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719" style:parent-style-name="Normal" style:family="paragraph">
      <style:paragraph-properties fo:margin-bottom="0in" style:line-height-at-least="0.1979in" fo:background-color="#1E1E1E"/>
    </style:style>
    <style:style style:name="T7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2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7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23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7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726" style:parent-style-name="Normal" style:family="paragraph">
      <style:paragraph-properties fo:margin-bottom="0in" style:line-height-at-least="0.1979in" fo:background-color="#1E1E1E"/>
    </style:style>
    <style:style style:name="T7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2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7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3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7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3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7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73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736" style:parent-style-name="Normal" style:family="paragraph">
      <style:paragraph-properties fo:margin-bottom="0in" style:line-height-at-least="0.1979in" fo:background-color="#1E1E1E"/>
    </style:style>
    <style:style style:name="T7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3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7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4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7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7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746" style:parent-style-name="Normal" style:family="paragraph">
      <style:paragraph-properties fo:margin-bottom="0in" style:line-height-at-least="0.1979in" fo:background-color="#1E1E1E"/>
    </style:style>
    <style:style style:name="T7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4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7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5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7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7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5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755" style:parent-style-name="Normal" style:family="paragraph">
      <style:paragraph-properties fo:margin-bottom="0in" style:line-height-at-least="0.1979in" fo:background-color="#1E1E1E"/>
    </style:style>
    <style:style style:name="T7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5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75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5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76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6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76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76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765" style:parent-style-name="Normal" style:family="paragraph">
      <style:paragraph-properties fo:margin-bottom="0in" style:line-height-at-least="0.1979in" fo:background-color="#1E1E1E"/>
    </style:style>
    <style:style style:name="T7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6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7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6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7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71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7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73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7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75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7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7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7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7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78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8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7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78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785" style:parent-style-name="Normal" style:family="paragraph">
      <style:paragraph-properties fo:margin-bottom="0in" style:line-height-at-least="0.1979in" fo:background-color="#1E1E1E"/>
    </style:style>
    <style:style style:name="T78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8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7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8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7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9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7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79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795" style:parent-style-name="Normal" style:family="paragraph">
      <style:paragraph-properties fo:margin-bottom="0in" style:line-height-at-least="0.1979in" fo:background-color="#1E1E1E"/>
    </style:style>
    <style:style style:name="T7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9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7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79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80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0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80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03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8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806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80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80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80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810" style:parent-style-name="Normal" style:family="paragraph">
      <style:paragraph-properties fo:margin-bottom="0in" style:line-height-at-least="0.1979in" fo:background-color="#1E1E1E"/>
    </style:style>
    <style:style style:name="T8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1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8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8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81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818" style:parent-style-name="Normal" style:family="paragraph">
      <style:paragraph-properties fo:margin-bottom="0in" style:line-height-at-least="0.1979in" fo:background-color="#1E1E1E"/>
    </style:style>
    <style:style style:name="T8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20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8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2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8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8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82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828" style:parent-style-name="Normal" style:family="paragraph">
      <style:paragraph-properties fo:margin-bottom="0in" style:line-height-at-least="0.1979in" fo:background-color="#1E1E1E"/>
    </style:style>
    <style:style style:name="T8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3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8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3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8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83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83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836" style:parent-style-name="Normal" style:family="paragraph">
      <style:paragraph-properties fo:margin-bottom="0in" style:line-height-at-least="0.1979in" fo:background-color="#1E1E1E"/>
    </style:style>
    <style:style style:name="T8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38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8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4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8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4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8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4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8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84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848" style:parent-style-name="Normal" style:family="paragraph">
      <style:paragraph-properties fo:margin-bottom="0in" style:line-height-at-least="0.1979in" fo:background-color="#1E1E1E"/>
    </style:style>
    <style:style style:name="T8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5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8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8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854" style:parent-style-name="Normal" style:family="paragraph">
      <style:paragraph-properties fo:margin-bottom="0in" style:line-height-at-least="0.1979in" fo:background-color="#1E1E1E"/>
    </style:style>
    <style:style style:name="T8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5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8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5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8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6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8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8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6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8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866" style:parent-style-name="Normal" style:family="paragraph">
      <style:paragraph-properties fo:margin-bottom="0in" style:line-height-at-least="0.1979in" fo:background-color="#1E1E1E"/>
    </style:style>
    <style:style style:name="T8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6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8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8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7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8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8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8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878" style:parent-style-name="Normal" style:family="paragraph">
      <style:paragraph-properties fo:margin-bottom="0in" style:line-height-at-least="0.1979in" fo:background-color="#1E1E1E"/>
    </style:style>
    <style:style style:name="T8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8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8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8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8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8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8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8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890" style:parent-style-name="Normal" style:family="paragraph">
      <style:paragraph-properties fo:margin-bottom="0in" style:line-height-at-least="0.1979in" fo:background-color="#1E1E1E"/>
    </style:style>
    <style:style style:name="T8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9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8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8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9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8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8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8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9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902" style:parent-style-name="Normal" style:family="paragraph">
      <style:paragraph-properties fo:margin-bottom="0in" style:line-height-at-least="0.1979in" fo:background-color="#1E1E1E"/>
    </style:style>
    <style:style style:name="T9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0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9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9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0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9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9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9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914" style:parent-style-name="Normal" style:family="paragraph">
      <style:paragraph-properties fo:margin-bottom="0in" style:line-height-at-least="0.1979in" fo:background-color="#1E1E1E"/>
    </style:style>
    <style:style style:name="T9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1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9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1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9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2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9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2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9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2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9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926" style:parent-style-name="Normal" style:family="paragraph">
      <style:paragraph-properties fo:margin-bottom="0in" style:line-height-at-least="0.1979in" fo:background-color="#1E1E1E"/>
    </style:style>
    <style:style style:name="T9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2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9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9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3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9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9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9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93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939" style:parent-style-name="Normal" style:family="paragraph">
      <style:paragraph-properties fo:margin-bottom="0in" style:line-height-at-least="0.1979in" fo:background-color="#1E1E1E"/>
    </style:style>
    <style:style style:name="T940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9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4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9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4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9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4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9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4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94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950" style:parent-style-name="Normal" style:family="paragraph">
      <style:paragraph-properties fo:margin-bottom="0in" style:line-height-at-least="0.1979in" fo:background-color="#1E1E1E"/>
    </style:style>
    <style:style style:name="T9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5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9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5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9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5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9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5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959" style:parent-style-name="Normal" style:family="paragraph">
      <style:paragraph-properties fo:margin-bottom="0in" style:line-height-at-least="0.1979in" fo:background-color="#1E1E1E"/>
    </style:style>
    <style:style style:name="T96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6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96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63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9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6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9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96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969" style:parent-style-name="Normal" style:family="paragraph">
      <style:paragraph-properties fo:margin-bottom="0in" style:line-height-at-least="0.1979in" fo:background-color="#1E1E1E"/>
    </style:style>
    <style:style style:name="T9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71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9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73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9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75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97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7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9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7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98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98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983" style:parent-style-name="Normal" style:family="paragraph">
      <style:paragraph-properties fo:margin-bottom="0in" style:line-height-at-least="0.1979in" fo:background-color="#1E1E1E"/>
    </style:style>
    <style:style style:name="T98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85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98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8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9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8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9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9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9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9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9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995" style:parent-style-name="Normal" style:family="paragraph">
      <style:paragraph-properties fo:margin-bottom="0in" style:line-height-at-least="0.1979in" fo:background-color="#1E1E1E"/>
    </style:style>
    <style:style style:name="T9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9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9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99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00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0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00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0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0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0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0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07" style:parent-style-name="Normal" style:family="paragraph">
      <style:paragraph-properties fo:margin-bottom="0in" style:line-height-at-least="0.1979in" fo:background-color="#1E1E1E"/>
    </style:style>
    <style:style style:name="T10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0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0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1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0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1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14" style:parent-style-name="Normal" style:family="paragraph">
      <style:paragraph-properties fo:margin-bottom="0in" style:line-height-at-least="0.1979in" fo:background-color="#1E1E1E"/>
    </style:style>
    <style:style style:name="T10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16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10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18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101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2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0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2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02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24" style:parent-style-name="Normal" style:family="paragraph">
      <style:paragraph-properties fo:margin-bottom="0in" style:line-height-at-least="0.1979in" fo:background-color="#1E1E1E"/>
    </style:style>
    <style:style style:name="T10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2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02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02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3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3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32" style:parent-style-name="Normal" style:family="paragraph">
      <style:paragraph-properties fo:margin-bottom="0in" style:line-height-at-least="0.1979in" fo:background-color="#1E1E1E"/>
    </style:style>
    <style:style style:name="T10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34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10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36" style:parent-style-name="Normal" style:family="paragraph">
      <style:paragraph-properties fo:margin-bottom="0in" style:line-height-at-least="0.1979in" fo:background-color="#1E1E1E"/>
    </style:style>
    <style:style style:name="T10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3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0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4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0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4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44" style:parent-style-name="Normal" style:family="paragraph">
      <style:paragraph-properties fo:margin-bottom="0in" style:line-height-at-least="0.1979in" fo:background-color="#1E1E1E"/>
    </style:style>
    <style:style style:name="T104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0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47" style:parent-style-name="Normal" style:family="paragraph">
      <style:paragraph-properties fo:margin-bottom="0in" style:line-height-at-least="0.1979in" fo:background-color="#1E1E1E"/>
    </style:style>
    <style:style style:name="T104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0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50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51" style:parent-style-name="Normal" style:family="paragraph">
      <style:paragraph-properties fo:margin-bottom="0in" style:line-height-at-least="0.1979in" fo:background-color="#1E1E1E"/>
    </style:style>
    <style:style style:name="T105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0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5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55" style:parent-style-name="Normal" style:family="paragraph">
      <style:paragraph-properties fo:margin-bottom="0in" style:line-height-at-least="0.1979in" fo:background-color="#1E1E1E"/>
    </style:style>
    <style:style style:name="T105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0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5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59" style:parent-style-name="Normal" style:family="paragraph">
      <style:paragraph-properties fo:margin-bottom="0in" style:line-height-at-least="0.1979in" fo:background-color="#1E1E1E"/>
    </style:style>
    <style:style style:name="T106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0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6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0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65" style:parent-style-name="Normal" style:family="paragraph">
      <style:paragraph-properties fo:margin-bottom="0in" style:line-height-at-least="0.1979in" fo:background-color="#1E1E1E"/>
    </style:style>
    <style:style style:name="T106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0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69" style:parent-style-name="Normal" style:family="paragraph">
      <style:paragraph-properties fo:margin-bottom="0in" style:line-height-at-least="0.1979in" fo:background-color="#1E1E1E"/>
    </style:style>
    <style:style style:name="T107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0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0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7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75" style:parent-style-name="Normal" style:family="paragraph">
      <style:paragraph-properties fo:margin-bottom="0in" style:line-height-at-least="0.1979in" fo:background-color="#1E1E1E"/>
    </style:style>
    <style:style style:name="T1076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10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78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79" style:parent-style-name="Normal" style:family="paragraph">
      <style:paragraph-properties fo:margin-bottom="0in" style:line-height-at-least="0.1979in" fo:background-color="#1E1E1E"/>
    </style:style>
    <style:style style:name="T108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P1081" style:parent-style-name="Normal" style:family="paragraph">
      <style:paragraph-properties fo:margin-bottom="0in" style:line-height-at-least="0.1979in" fo:background-color="#1E1E1E"/>
    </style:style>
    <style:style style:name="T108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0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8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P1085" style:parent-style-name="Normal" style:family="paragraph">
      <style:paragraph-properties fo:margin-bottom="0in" style:line-height-at-least="0.1979in" fo:background-color="#1E1E1E"/>
    </style:style>
    <style:style style:name="T108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0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8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0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9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0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0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095" style:parent-style-name="Normal" style:family="paragraph">
      <style:paragraph-properties fo:margin-bottom="0in" style:line-height-at-least="0.1979in" fo:background-color="#1E1E1E"/>
    </style:style>
    <style:style style:name="T109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0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09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0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0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1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1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10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106" style:parent-style-name="Normal" style:family="paragraph">
      <style:paragraph-properties fo:margin-bottom="0in" style:line-height-at-least="0.1979in" fo:background-color="#1E1E1E"/>
    </style:style>
    <style:style style:name="T110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1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109" style:parent-style-name="Normal" style:family="paragraph">
      <style:paragraph-properties fo:margin-bottom="0in" style:line-height-at-least="0.1979in" fo:background-color="#1E1E1E"/>
    </style:style>
    <style:style style:name="T111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1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1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1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1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116" style:parent-style-name="Normal" style:family="paragraph">
      <style:paragraph-properties fo:margin-bottom="0in" style:line-height-at-least="0.1979in" fo:background-color="#1E1E1E"/>
    </style:style>
    <style:style style:name="T111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1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1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1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21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1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2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12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12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1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2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12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12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13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13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1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3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13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13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13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13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13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13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14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4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1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144" style:parent-style-name="Normal" style:family="paragraph">
      <style:paragraph-properties fo:margin-bottom="0in" style:line-height-at-least="0.1979in" fo:background-color="#1E1E1E"/>
    </style:style>
    <style:style style:name="T114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1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4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14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4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1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5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15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154" style:parent-style-name="Normal" style:family="paragraph">
      <style:paragraph-properties fo:margin-bottom="0in" style:line-height-at-least="0.1979in" fo:background-color="#1E1E1E"/>
    </style:style>
    <style:style style:name="T115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1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5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15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5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16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6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16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164" style:parent-style-name="Normal" style:family="paragraph">
      <style:paragraph-properties fo:margin-bottom="0in" style:line-height-at-least="0.1979in" fo:background-color="#1E1E1E"/>
    </style:style>
    <style:style style:name="T116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1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6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1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17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171" style:parent-style-name="Normal" style:family="paragraph">
      <style:paragraph-properties fo:margin-bottom="0in" style:line-height-at-least="0.1979in" fo:background-color="#1E1E1E"/>
    </style:style>
    <style:style style:name="T117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1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7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1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7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1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7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17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180" style:parent-style-name="Normal" style:family="paragraph">
      <style:paragraph-properties fo:margin-bottom="0in" style:line-height-at-least="0.1979in" fo:background-color="#1E1E1E"/>
    </style:style>
    <style:style style:name="T1181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118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83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18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8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18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18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189" style:parent-style-name="Normal" style:family="paragraph">
      <style:paragraph-properties fo:margin-bottom="0in" style:line-height-at-least="0.1979in" fo:background-color="#1E1E1E"/>
    </style:style>
    <style:style style:name="T119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9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1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9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1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9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19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197" style:parent-style-name="Normal" style:family="paragraph">
      <style:paragraph-properties fo:margin-bottom="0in" style:line-height-at-least="0.1979in" fo:background-color="#1E1E1E"/>
    </style:style>
    <style:style style:name="T11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19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20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0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20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03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20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0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2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07" style:parent-style-name="Normal" style:family="paragraph">
      <style:paragraph-properties fo:margin-bottom="0in" style:line-height-at-least="0.1979in" fo:background-color="#1E1E1E"/>
    </style:style>
    <style:style style:name="T12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0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2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1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2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1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14" style:parent-style-name="Normal" style:family="paragraph">
      <style:paragraph-properties fo:margin-bottom="0in" style:line-height-at-least="0.1979in" fo:background-color="#1E1E1E"/>
    </style:style>
    <style:style style:name="T1215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P121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17" style:parent-style-name="Normal" style:family="paragraph">
      <style:paragraph-properties fo:margin-bottom="0in" style:line-height-at-least="0.1979in" fo:background-color="#1E1E1E"/>
    </style:style>
    <style:style style:name="T12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1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2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2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2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2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24" style:parent-style-name="Normal" style:family="paragraph">
      <style:paragraph-properties fo:margin-bottom="0in" style:line-height-at-least="0.1979in" fo:background-color="#1E1E1E"/>
    </style:style>
    <style:style style:name="T122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P1226" style:parent-style-name="Normal" style:family="paragraph">
      <style:paragraph-properties fo:margin-bottom="0in" style:line-height-at-least="0.1979in" fo:background-color="#1E1E1E"/>
    </style:style>
    <style:style style:name="T122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P1228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29" style:parent-style-name="Normal" style:family="paragraph">
      <style:paragraph-properties fo:margin-bottom="0in" style:line-height-at-least="0.1979in" fo:background-color="#1E1E1E"/>
    </style:style>
    <style:style style:name="T123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2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3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3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34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P123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36" style:parent-style-name="Normal" style:family="paragraph">
      <style:paragraph-properties fo:margin-bottom="0in" style:line-height-at-least="0.1979in" fo:background-color="#1E1E1E"/>
    </style:style>
    <style:style style:name="T123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2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3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24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4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2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4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2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46" style:parent-style-name="Normal" style:family="paragraph">
      <style:paragraph-properties fo:margin-bottom="0in" style:line-height-at-least="0.1979in" fo:background-color="#1E1E1E"/>
    </style:style>
    <style:style style:name="T124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24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4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2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5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25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5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25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55" style:parent-style-name="Normal" style:family="paragraph">
      <style:paragraph-properties fo:margin-bottom="0in" style:line-height-at-least="0.1979in" fo:background-color="#1E1E1E"/>
    </style:style>
    <style:style style:name="T125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2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5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2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6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2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2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64" style:parent-style-name="Normal" style:family="paragraph">
      <style:paragraph-properties fo:margin-bottom="0in" style:line-height-at-least="0.1979in" fo:background-color="#1E1E1E"/>
    </style:style>
    <style:style style:name="T126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26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6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26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6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2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7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27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73" style:parent-style-name="Normal" style:family="paragraph">
      <style:paragraph-properties fo:margin-bottom="0in" style:line-height-at-least="0.1979in" fo:background-color="#1E1E1E"/>
    </style:style>
    <style:style style:name="T127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2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7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2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7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2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2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82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83" style:parent-style-name="Normal" style:family="paragraph">
      <style:paragraph-properties fo:margin-bottom="0in" style:line-height-at-least="0.1979in" fo:background-color="#1E1E1E"/>
    </style:style>
    <style:style style:name="T128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2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8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2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9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291" style:parent-style-name="Normal" style:family="paragraph">
      <style:paragraph-properties fo:margin-bottom="0in" style:line-height-at-least="0.1979in" fo:background-color="#1E1E1E"/>
    </style:style>
    <style:style style:name="T129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2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9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2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9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2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29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29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30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0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30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03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3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0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30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0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30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09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131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11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31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13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31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15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31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1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1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20" style:parent-style-name="Normal" style:family="paragraph">
      <style:paragraph-properties fo:margin-bottom="0in" style:line-height-at-least="0.1979in" fo:background-color="#1E1E1E"/>
    </style:style>
    <style:style style:name="T132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3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23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3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2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2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3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29" style:parent-style-name="Normal" style:family="paragraph">
      <style:paragraph-properties fo:margin-bottom="0in" style:line-height-at-least="0.1979in" fo:background-color="#1E1E1E"/>
    </style:style>
    <style:style style:name="T133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3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3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3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3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3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38" style:parent-style-name="Normal" style:family="paragraph">
      <style:paragraph-properties fo:margin-bottom="0in" style:line-height-at-least="0.1979in" fo:background-color="#1E1E1E"/>
    </style:style>
    <style:style style:name="T133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34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41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3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4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4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3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47" style:parent-style-name="Normal" style:family="paragraph">
      <style:paragraph-properties fo:margin-bottom="0in" style:line-height-at-least="0.1979in" fo:background-color="#1E1E1E"/>
    </style:style>
    <style:style style:name="T134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3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5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3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5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3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56" style:parent-style-name="Normal" style:family="paragraph">
      <style:paragraph-properties fo:margin-bottom="0in" style:line-height-at-least="0.1979in" fo:background-color="#1E1E1E"/>
    </style:style>
    <style:style style:name="T135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35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5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36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6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6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63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3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65" style:parent-style-name="Normal" style:family="paragraph">
      <style:paragraph-properties fo:margin-bottom="0in" style:line-height-at-least="0.1979in" fo:background-color="#1E1E1E"/>
    </style:style>
    <style:style style:name="T136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3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68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3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7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7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7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73" style:parent-style-name="Normal" style:family="paragraph">
      <style:paragraph-properties fo:margin-bottom="0in" style:line-height-at-least="0.1979in" fo:background-color="#1E1E1E"/>
    </style:style>
    <style:style style:name="T137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3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7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P137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79" style:parent-style-name="Normal" style:family="paragraph">
      <style:paragraph-properties fo:margin-bottom="0in" style:line-height-at-least="0.1979in" fo:background-color="#1E1E1E"/>
    </style:style>
    <style:style style:name="T138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3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8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3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8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3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8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8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38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8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39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9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3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39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9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3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3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9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399" style:parent-style-name="Normal" style:family="paragraph">
      <style:paragraph-properties fo:margin-bottom="0in" style:line-height-at-least="0.1979in" fo:background-color="#1E1E1E"/>
    </style:style>
    <style:style style:name="T140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4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0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4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0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4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0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4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408" style:parent-style-name="Normal" style:family="paragraph">
      <style:paragraph-properties fo:margin-bottom="0in" style:line-height-at-least="0.1979in" fo:background-color="#1E1E1E"/>
    </style:style>
    <style:style style:name="T140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41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11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4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1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414" style:parent-style-name="Normal" style:family="paragraph">
      <style:paragraph-properties fo:margin-bottom="0in" style:line-height-at-least="0.1979in" fo:background-color="#1E1E1E"/>
    </style:style>
    <style:style style:name="T141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4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17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4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19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4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2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42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423" style:parent-style-name="Normal" style:family="paragraph">
      <style:paragraph-properties fo:margin-bottom="0in" style:line-height-at-least="0.1979in" fo:background-color="#1E1E1E"/>
    </style:style>
    <style:style style:name="T142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42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2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P1427" style:parent-style-name="Normal" style:family="paragraph">
      <style:paragraph-properties fo:margin-bottom="0in" style:line-height-at-least="0.1979in" fo:background-color="#1E1E1E"/>
    </style:style>
    <style:style style:name="T142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P1429" style:parent-style-name="Normal" style:family="paragraph">
      <style:paragraph-properties fo:margin-bottom="0in" style:line-height-at-least="0.1979in" fo:background-color="#1E1E1E"/>
    </style:style>
    <style:style style:name="T143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43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3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43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3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4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P1437" style:parent-style-name="Normal" style:family="paragraph">
      <style:paragraph-properties fo:margin-bottom="0in" style:line-height-at-least="0.1979in" fo:background-color="#1E1E1E"/>
    </style:style>
    <style:style style:name="T143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4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440" style:parent-style-name="Normal" style:family="paragraph">
      <style:paragraph-properties fo:margin-bottom="0in" style:line-height-at-least="0.1979in" fo:background-color="#1E1E1E"/>
    </style:style>
    <style:style style:name="T144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4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44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444" style:parent-style-name="Normal" style:family="paragraph">
      <style:paragraph-properties fo:margin-bottom="0in" style:line-height-at-least="0.1979in" fo:background-color="#1E1E1E"/>
    </style:style>
    <style:style style:name="T144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4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4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44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449" style:parent-style-name="Normal" style:family="paragraph">
      <style:paragraph-properties fo:margin-bottom="0in" style:line-height-at-least="0.1979in" fo:background-color="#1E1E1E"/>
    </style:style>
    <style:style style:name="T145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5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45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53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45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55" style:parent-style-name="DefaultParagraphFont" style:family="text">
      <style:text-properties style:font-name="Consolas" style:font-name-asian="Times New Roman" style:font-name-complex="Times New Roman" fo:color="#4EC9B0" fo:font-size="10.5pt" style:font-size-asian="10.5pt" style:font-size-complex="10.5pt" style:language-asian="en" style:country-asian="GB"/>
    </style:style>
    <style:style style:name="T14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58" style:parent-style-name="DefaultParagraphFont" style:family="text">
      <style:text-properties style:font-name="Consolas" style:font-name-asian="Times New Roman" style:font-name-complex="Times New Roman" fo:color="#608B4E" fo:font-size="10.5pt" style:font-size-asian="10.5pt" style:font-size-complex="10.5pt" style:language-asian="en" style:country-asian="GB"/>
    </style:style>
    <style:style style:name="P1459" style:parent-style-name="Normal" style:family="paragraph">
      <style:paragraph-properties fo:margin-bottom="0in" style:line-height-at-least="0.1979in" fo:background-color="#1E1E1E"/>
    </style:style>
    <style:style style:name="T146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61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146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63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46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46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466" style:parent-style-name="Normal" style:family="paragraph">
      <style:paragraph-properties fo:margin-bottom="0.1666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467" style:parent-style-name="Normal" style:family="paragraph">
      <style:paragraph-properties fo:margin-bottom="0in" style:line-height-at-least="0.1979in" fo:background-color="#1E1E1E"/>
    </style:style>
    <style:style style:name="T146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P1469" style:parent-style-name="Normal" style:family="paragraph">
      <style:paragraph-properties fo:margin-bottom="0in" style:line-height-at-least="0.1979in" fo:background-color="#1E1E1E"/>
    </style:style>
    <style:style style:name="T1470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14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7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4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7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4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4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7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4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8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4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82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14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484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48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486" style:parent-style-name="Normal" style:family="paragraph">
      <style:paragraph-properties fo:margin-bottom="0in" style:line-height-at-least="0.1979in" fo:background-color="#1E1E1E"/>
    </style:style>
    <style:style style:name="T148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P148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489" style:parent-style-name="Normal" style:family="paragraph">
      <style:paragraph-properties fo:margin-bottom="0in" style:line-height-at-least="0.1979in" fo:background-color="#1E1E1E"/>
    </style:style>
    <style:style style:name="T149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4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9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493" style:parent-style-name="Normal" style:family="paragraph">
      <style:paragraph-properties fo:margin-bottom="0in" style:line-height-at-least="0.1979in" fo:background-color="#1E1E1E"/>
    </style:style>
    <style:style style:name="T149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4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9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4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4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0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50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502" style:parent-style-name="Normal" style:family="paragraph">
      <style:paragraph-properties style:line-height-at-least="0.1979in" fo:background-color="#1E1E1E"/>
    </style:style>
    <style:style style:name="T150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0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50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06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5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0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51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511" style:parent-style-name="Normal" style:family="paragraph">
      <style:paragraph-properties fo:margin-bottom="0in" style:line-height-at-least="0.1979in" fo:background-color="#1E1E1E"/>
    </style:style>
    <style:style style:name="T15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13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51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1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5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1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5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1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52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52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52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52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52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52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52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52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528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52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530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53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532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533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53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53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536" style:parent-style-name="Normal" style:family="paragraph">
      <style:paragraph-properties fo:margin-bottom="0in" style:line-height-at-least="0.1979in" fo:background-color="#1E1E1E"/>
    </style:style>
    <style:style style:name="T15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3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53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4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54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4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54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4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54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546" style:parent-style-name="Normal" style:family="paragraph">
      <style:paragraph-properties fo:margin-bottom="0in" style:line-height-at-least="0.1979in" fo:background-color="#1E1E1E"/>
    </style:style>
    <style:style style:name="T154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4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5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5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55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5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5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5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5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556" style:parent-style-name="Normal" style:family="paragraph">
      <style:paragraph-properties fo:margin-bottom="0in" style:line-height-at-least="0.1979in" fo:background-color="#1E1E1E"/>
    </style:style>
    <style:style style:name="T15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5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55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6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5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6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5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6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5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566" style:parent-style-name="Normal" style:family="paragraph">
      <style:paragraph-properties fo:margin-bottom="0in" style:line-height-at-least="0.1979in" fo:background-color="#1E1E1E"/>
    </style:style>
    <style:style style:name="T156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6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56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7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57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5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7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57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576" style:parent-style-name="Normal" style:family="paragraph">
      <style:paragraph-properties fo:margin-bottom="0in" style:line-height-at-least="0.1979in" fo:background-color="#1E1E1E"/>
    </style:style>
    <style:style style:name="T15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7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57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8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5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8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5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8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5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586" style:parent-style-name="Normal" style:family="paragraph">
      <style:paragraph-properties fo:margin-bottom="0in" style:line-height-at-least="0.1979in" fo:background-color="#1E1E1E"/>
    </style:style>
    <style:style style:name="T15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8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58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9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5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9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5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94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59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596" style:parent-style-name="Normal" style:family="paragraph">
      <style:paragraph-properties fo:margin-bottom="0in" style:line-height-at-least="0.1979in" fo:background-color="#1E1E1E"/>
    </style:style>
    <style:style style:name="T159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598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59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0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6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0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03" style:parent-style-name="Normal" style:family="paragraph">
      <style:paragraph-properties fo:margin-bottom="0in" style:line-height-at-least="0.1979in" fo:background-color="#1E1E1E"/>
    </style:style>
    <style:style style:name="T1604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P1605" style:parent-style-name="Normal" style:family="paragraph">
      <style:paragraph-properties fo:margin-bottom="0in" style:line-height-at-least="0.1979in" fo:background-color="#1E1E1E"/>
    </style:style>
    <style:style style:name="T1606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60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0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09" style:parent-style-name="Normal" style:family="paragraph">
      <style:paragraph-properties fo:margin-bottom="0in" style:line-height-at-least="0.1979in" fo:background-color="#1E1E1E"/>
    </style:style>
    <style:style style:name="T161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61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1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14" style:parent-style-name="Normal" style:family="paragraph">
      <style:paragraph-properties fo:margin-bottom="0in" style:line-height-at-least="0.1979in" fo:background-color="#1E1E1E"/>
    </style:style>
    <style:style style:name="T1615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161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1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61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19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62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2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62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23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62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25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62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27" style:parent-style-name="DefaultParagraphFont" style:family="text">
      <style:text-properties style:font-name="Consolas" style:font-name-asian="Times New Roman" style:font-name-complex="Times New Roman" fo:color="#B5CEA8" fo:font-size="10.5pt" style:font-size-asian="10.5pt" style:font-size-complex="10.5pt" style:language-asian="en" style:country-asian="GB"/>
    </style:style>
    <style:style style:name="T162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2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3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3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3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33" style:parent-style-name="Normal" style:family="paragraph">
      <style:paragraph-properties fo:margin-bottom="0in" style:line-height-at-least="0.1979in" fo:background-color="#1E1E1E"/>
    </style:style>
    <style:style style:name="T163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63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3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63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3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3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40" style:parent-style-name="Normal" style:family="paragraph">
      <style:paragraph-properties fo:margin-bottom="0in" style:line-height-at-least="0.1979in" fo:background-color="#1E1E1E"/>
    </style:style>
    <style:style style:name="T1641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64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43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64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45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64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47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64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4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5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51" style:parent-style-name="Normal" style:family="paragraph">
      <style:paragraph-properties fo:margin-bottom="0in" style:line-height-at-least="0.1979in" fo:background-color="#1E1E1E"/>
    </style:style>
    <style:style style:name="T165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65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5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65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5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5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5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59" style:parent-style-name="Normal" style:family="paragraph">
      <style:paragraph-properties fo:margin-bottom="0in" style:line-height-at-least="0.1979in" fo:background-color="#1E1E1E"/>
    </style:style>
    <style:style style:name="T166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66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62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66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64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66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6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667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668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669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670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671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672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67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7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67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  <style:style style:name="T1676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67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7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79" style:parent-style-name="Normal" style:family="paragraph">
      <style:paragraph-properties fo:margin-bottom="0in" style:line-height-at-least="0.1979in" fo:background-color="#1E1E1E"/>
    </style:style>
    <style:style style:name="T168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68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8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68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84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685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86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687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8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89" style:parent-style-name="Normal" style:family="paragraph">
      <style:paragraph-properties fo:margin-bottom="0in" style:line-height-at-least="0.1979in" fo:background-color="#1E1E1E"/>
    </style:style>
    <style:style style:name="T1690" style:parent-style-name="DefaultParagraphFont" style:family="text">
      <style:text-properties style:font-name="Consolas" style:font-name-asian="Times New Roman" style:font-name-complex="Times New Roman" fo:color="#9CDCFE" fo:font-size="10.5pt" style:font-size-asian="10.5pt" style:font-size-complex="10.5pt" style:language-asian="en" style:country-asian="GB"/>
    </style:style>
    <style:style style:name="T169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92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693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94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9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696" style:parent-style-name="Normal" style:family="paragraph">
      <style:paragraph-properties fo:margin-bottom="0in" style:line-height-at-least="0.1979in" fo:background-color="#1E1E1E"/>
    </style:style>
    <style:style style:name="T1697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698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699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700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701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70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70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704" style:parent-style-name="Normal" style:family="paragraph">
      <style:paragraph-properties fo:margin-bottom="0in" style:line-height-at-least="0.1979in" fo:background-color="#1E1E1E"/>
    </style:style>
    <style:style style:name="T1705" style:parent-style-name="DefaultParagraphFont" style:family="text">
      <style:text-properties style:font-name="Consolas" style:font-name-asian="Times New Roman" style:font-name-complex="Times New Roman" fo:color="#C586C0" fo:font-size="10.5pt" style:font-size-asian="10.5pt" style:font-size-complex="10.5pt" style:language-asian="en" style:country-asian="GB"/>
    </style:style>
    <style:style style:name="T1706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70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708" style:parent-style-name="Normal" style:family="paragraph">
      <style:paragraph-properties fo:margin-bottom="0in" style:line-height-at-least="0.1979in" fo:background-color="#1E1E1E"/>
    </style:style>
    <style:style style:name="T1709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T1710" style:parent-style-name="DefaultParagraphFont" style:family="text">
      <style:text-properties style:font-name="Consolas" style:font-name-asian="Times New Roman" style:font-name-complex="Times New Roman" fo:color="#DCDCAA" fo:font-size="10.5pt" style:font-size-asian="10.5pt" style:font-size-complex="10.5pt" style:language-asian="en" style:country-asian="GB"/>
    </style:style>
    <style:style style:name="T1711" style:parent-style-name="DefaultParagraphFont" style:family="text">
      <style:text-properties style:font-name="Consolas" style:font-name-asian="Times New Roman" style:font-name-complex="Times New Roman" fo:color="#CE9178" fo:font-size="10.5pt" style:font-size-asian="10.5pt" style:font-size-complex="10.5pt" style:language-asian="en" style:country-asian="GB"/>
    </style:style>
    <style:style style:name="T1712" style:parent-style-name="DefaultParagraphFont" style:family="text"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71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style:font-name-complex="Times New Roman" fo:color="#D4D4D4" fo:font-size="10.5pt" style:font-size-asian="10.5pt" style:font-size-complex="10.5pt" style:language-asian="en" style:country-asian="GB"/>
    </style:style>
    <style:style style:name="P1714" style:parent-style-name="Normal" style:family="paragraph">
      <style:paragraph-properties fo:margin-bottom="0in" style:line-height-at-least="0.1979in" fo:background-color="#1E1E1E"/>
    </style:style>
    <style:style style:name="T1715" style:parent-style-name="DefaultParagraphFont" style:family="text">
      <style:text-properties style:font-name="Consolas" style:font-name-asian="Times New Roman" style:font-name-complex="Times New Roman" fo:color="#569CD6" fo:font-size="10.5pt" style:font-size-asian="10.5pt" style:font-size-complex="10.5pt" style:language-asian="en" style:country-asian="GB"/>
    </style:style>
  </office:automatic-styles>
  <office:body>
    <office:text text:use-soft-page-breaks="true">
      <text:p text:style-name="P1">Psuedo Coding PHP<text:s/></text:p>
      <text:p text:style-name="Normal"/>
      <text:p text:style-name="Normal">search.php</text:p>
      <text:p text:style-name="P2"/>
      <text:p text:style-name="P3"><text:span text:style-name="T4">include</text:span><text:span text:style-name="T5">(</text:span><text:span text:style-name="T6">‘include a functions.php’</text:span><text:span text:style-name="T7">);</text:span></text:p>
      <text:p text:style-name="P8"/>
      <text:p text:style-name="P9"><text:span text:style-name="T10"><text:s text:c="3"/></text:span><text:span text:style-name="T11">$di</text:span><text:span text:style-name="T12">=<text:s/></text:span><text:span text:style-name="T13">htmlentities</text:span><text:span text:style-name="T14">(</text:span><text:span text:style-name="T15">$_GET</text:span><text:span text:style-name="T16">[</text:span><text:span text:style-name="T17">"</text:span><text:span text:style-name="T18">retrieves the input from search field and stores it into a variable $di</text:span><text:span text:style-name="T19">"</text:span><text:span text:style-name="T20">]);</text:span><text:span text:style-name="T21"><text:s/></text:span></text:p>
      <text:p text:style-name="P22"><text:line-break/></text:p>
      <text:p text:style-name="P23"><text:span text:style-name="T24"><text:s text:c="3"/></text:span><text:span text:style-name="T25">$database</text:span><text:span text:style-name="T26"><text:s/>=<text:s/></text:span><text:span text:style-name="T27">connect</text:span><text:span text:style-name="T28">();</text:span><text:span text:style-name="T29"><text:s/>Connects to the database via the connect function <text:s text:c="8"/>from funtions.php</text:span></text:p>
      <text:p text:style-name="P30"/>
      <text:p text:style-name="P31"><text:span text:style-name="T32"><text:s text:c="4"/></text:span><text:span text:style-name="T33">if</text:span><text:span text:style-name="T34"><text:s/>(</text:span><text:span text:style-name="T35">$di</text:span><text:span text:style-name="T36">==</text:span><text:span text:style-name="T37">""</text:span><text:span text:style-name="T38"><text:s/>if input is empty display this</text:span><text:span text:style-name="T39">) {</text:span></text:p>
      <text:p text:style-name="P40"/>
      <text:p text:style-name="P41"><text:span text:style-name="T42"><text:s text:c="9"/></text:span><text:span text:style-name="T43">$results</text:span><text:span text:style-name="T44"><text:s/>=<text:s/></text:span><text:span text:style-name="T45">$database</text:span><text:span text:style-name="T46">-&gt;</text:span><text:span text:style-name="T47">query</text:span><text:span text:style-name="T48">(</text:span><text:span text:style-name="T49">"</text:span><text:span text:style-name="T50">SELECT</text:span><text:span text:style-name="T51"><text:s/></text:span><text:span text:style-name="T52">*</text:span><text:span text:style-name="T53"><text:s/></text:span><text:span text:style-name="T54">FROM</text:span><text:span text:style-name="T55"><text:s/>products"</text:span><text:span text:style-name="T56">);</text:span><text:span text:style-name="T57"><text:s/>Selects all from products table<text:s/></text:span></text:p>
      <text:p text:style-name="P58"/>
      <text:p text:style-name="P59"><text:s text:c="8"/>}</text:p>
      <text:p text:style-name="P60"><text:span text:style-name="T61"><text:s text:c="4"/></text:span><text:span text:style-name="T62">else</text:span><text:span text:style-name="T63"><text:s/>{</text:span></text:p>
      <text:p text:style-name="P64"/>
      <text:p text:style-name="P65"><text:s text:c="8"/></text:p>
      <text:p text:style-name="P66"><text:span text:style-name="T67"><text:s text:c="8"/></text:span><text:span text:style-name="T68">$results</text:span><text:span text:style-name="T69">=</text:span><text:span text:style-name="T70">$database</text:span><text:span text:style-name="T71">-&gt;</text:span><text:span text:style-name="T72">prepare</text:span><text:span text:style-name="T73">(</text:span><text:span text:style-name="T74">"</text:span><text:span text:style-name="T75">SELECT</text:span><text:span text:style-name="T76"><text:s/></text:span><text:span text:style-name="T77">*</text:span><text:span text:style-name="T78"><text:s/></text:span><text:span text:style-name="T79">FROM</text:span><text:span text:style-name="T80"><text:s/>products<text:s/></text:span><text:span text:style-name="T81">WHERE</text:span><text:span text:style-name="T82"><text:s/></text:span><text:span text:style-name="T83">name</text:span><text:span text:style-name="T84">=</text:span><text:span text:style-name="T85">:name</text:span><text:span text:style-name="T86">"</text:span><text:span text:style-name="T87">);</text:span><text:span text:style-name="T88"><text:s/>Selects all from product where the input entered matches.<text:s/></text:span></text:p>
      <text:p text:style-name="P89"><text:span text:style-name="T90"><text:s text:c="8"/></text:span><text:span text:style-name="T91">$results</text:span><text:span text:style-name="T92">-&gt;</text:span><text:span text:style-name="T93">bindParam</text:span><text:span text:style-name="T94">(</text:span><text:span text:style-name="T95">':name'</text:span><text:span text:style-name="T96">,<text:s/></text:span><text:span text:style-name="T97">$di</text:span><text:span text:style-name="T98">);</text:span><text:span text:style-name="T99"><text:s/>binds :name to $di variable</text:span></text:p>
      <text:p text:style-name="P100"><text:span text:style-name="T101"><text:s text:c="8"/></text:span><text:span text:style-name="T102">$results</text:span><text:span text:style-name="T103">-&gt;</text:span><text:span text:style-name="T104">execute</text:span><text:span text:style-name="T105">();</text:span><text:span text:style-name="T106"><text:s/>executes the $result statement.</text:span></text:p>
      <text:p text:style-name="P107"><text:s text:c="4"/>}</text:p>
      <text:p text:style-name="P108"/>
      <text:p text:style-name="P109"><text:span text:style-name="T110">echo</text:span><text:span text:style-name="T111"><text:s/></text:span><text:span text:style-name="T112">"&lt;section class='over'&gt;"</text:span><text:span text:style-name="T113">;</text:span><text:span text:style-name="T114"><text:s/>Echoes section tag with a class of over</text:span></text:p>
      <text:p text:style-name="P115"/>
      <text:p text:style-name="P116"><text:span text:style-name="T117"><text:s text:c="4"/></text:span><text:span text:style-name="T118">if</text:span><text:span text:style-name="T119"><text:s/>(</text:span><text:span text:style-name="T120">$di</text:span><text:span text:style-name="T121">==</text:span><text:span text:style-name="T122">""</text:span><text:span text:style-name="T123">) {</text:span><text:span text:style-name="T124">if not a valid product is entered echo is displayed<text:s/></text:span></text:p>
      <text:p text:style-name="P125"/>
      <text:p text:style-name="P126"><text:span text:style-name="T127"><text:s text:c="8"/></text:span><text:span text:style-name="T128">echo</text:span><text:span text:style-name="T129"><text:s/></text:span><text:span text:style-name="T130">"No such product was found. Have a look at our other stock &lt;/br&gt;"</text:span><text:span text:style-name="T131">;</text:span></text:p>
      <text:p text:style-name="P132"/>
      <text:p text:style-name="P133"><text:s text:c="8"/>}</text:p>
      <text:p text:style-name="P134"/>
      <text:p text:style-name="P135"><text:span text:style-name="T136"><text:s text:c="8"/></text:span><text:span text:style-name="T137">while</text:span><text:span text:style-name="T138">(</text:span><text:span text:style-name="T139">$row</text:span><text:span text:style-name="T140">=</text:span><text:span text:style-name="T141">$results</text:span><text:span text:style-name="T142">-&gt;</text:span><text:span text:style-name="T143">fetch</text:span><text:span text:style-name="T144">())</text:span><text:span text:style-name="T145"><text:s/>Results from the search are retrieved by echoing the $row of the searched item from the database.<text:s/></text:span></text:p>
      <text:p text:style-name="P146"><text:s text:c="12"/>{</text:p>
      <text:p text:style-name="P147"><text:span text:style-name="T148"><text:s text:c="16"/></text:span><text:span text:style-name="T149">echo</text:span><text:span text:style-name="T150"><text:s/></text:span><text:span text:style-name="T151">"&lt;p&gt;"</text:span><text:span text:style-name="T152">;</text:span></text:p>
      <text:p text:style-name="P153"><text:span text:style-name="T154"><text:s text:c="16"/></text:span><text:span text:style-name="T155">echo</text:span><text:span text:style-name="T156"><text:s/></text:span><text:span text:style-name="T157">" ID: "</text:span><text:span text:style-name="T158">.<text:s/></text:span><text:span text:style-name="T159">$row</text:span><text:span text:style-name="T160">[</text:span><text:span text:style-name="T161">"ID"</text:span><text:span text:style-name="T162">] .</text:span><text:span text:style-name="T163">"&lt;br/&gt; "</text:span><text:span text:style-name="T164">;</text:span></text:p>
      <text:p text:style-name="P165"><text:span text:style-name="T166"><text:s text:c="16"/></text:span><text:span text:style-name="T167">echo</text:span><text:span text:style-name="T168"><text:s/></text:span><text:span text:style-name="T169">" Product Name: "</text:span><text:span text:style-name="T170"><text:s/>.</text:span><text:span text:style-name="T171">$row</text:span><text:span text:style-name="T172">[</text:span><text:span text:style-name="T173">"name"</text:span><text:span text:style-name="T174">].<text:s/></text:span><text:span text:style-name="T175">"&lt;br/&gt;"</text:span><text:span text:style-name="T176"><text:s/>;</text:span></text:p>
      <text:p text:style-name="P177"><text:span text:style-name="T178"><text:s text:c="16"/></text:span><text:span text:style-name="T179">echo</text:span><text:span text:style-name="T180"><text:s/></text:span><text:span text:style-name="T181">" Product Manufacturer: "</text:span><text:span text:style-name="T182"><text:s/>.<text:s/></text:span><text:span text:style-name="T183">$row</text:span><text:span text:style-name="T184">[</text:span><text:span text:style-name="T185">"manufacturer"</text:span><text:span text:style-name="T186">] .<text:s/></text:span><text:span text:style-name="T187">"&lt;br/&gt; "</text:span><text:span text:style-name="T188"><text:s/>;</text:span></text:p>
      <text:soft-page-break/>
      <text:p text:style-name="P189"><text:span text:style-name="T190"><text:s text:c="16"/></text:span><text:span text:style-name="T191">echo</text:span><text:span text:style-name="T192"><text:s/></text:span><text:span text:style-name="T193">" Product Description: "</text:span><text:span text:style-name="T194"><text:s/>.<text:s/></text:span><text:span text:style-name="T195">$row</text:span><text:span text:style-name="T196">[</text:span><text:span text:style-name="T197">"description"</text:span><text:span text:style-name="T198">] .<text:s/></text:span><text:span text:style-name="T199">"&lt;br/&gt; "</text:span><text:span text:style-name="T200"><text:s/>;</text:span></text:p>
      <text:p text:style-name="P201"><text:span text:style-name="T202"><text:s text:c="16"/></text:span><text:span text:style-name="T203">echo</text:span><text:span text:style-name="T204"><text:s/></text:span><text:span text:style-name="T205">" Product Price: "</text:span><text:span text:style-name="T206"><text:s/>.</text:span><text:span text:style-name="T207">$row</text:span><text:span text:style-name="T208">[</text:span><text:span text:style-name="T209">"price"</text:span><text:span text:style-name="T210">].<text:s/></text:span><text:span text:style-name="T211">"&lt;br/&gt;"</text:span><text:span text:style-name="T212"><text:s/>;</text:span></text:p>
      <text:p text:style-name="P213"><text:span text:style-name="T214"><text:s text:c="16"/></text:span><text:span text:style-name="T215">echo</text:span><text:span text:style-name="T216"><text:s/></text:span><text:span text:style-name="T217">" Product Stock Level: "</text:span><text:span text:style-name="T218"><text:s/>.<text:s/></text:span><text:span text:style-name="T219">$row</text:span><text:span text:style-name="T220">[</text:span><text:span text:style-name="T221">"stocklevel"</text:span><text:span text:style-name="T222">] .<text:s/></text:span><text:span text:style-name="T223">"&lt;br/&gt; "</text:span><text:span text:style-name="T224"><text:s/>;</text:span></text:p>
      <text:p text:style-name="P225"><text:span text:style-name="T226"><text:s text:c="16"/></text:span><text:span text:style-name="T227">echo</text:span><text:span text:style-name="T228"><text:s/></text:span><text:span text:style-name="T229">" Age limit of product: "</text:span><text:span text:style-name="T230"><text:s/>.<text:s/></text:span><text:span text:style-name="T231">$row</text:span><text:span text:style-name="T232">[</text:span><text:span text:style-name="T233">"agelimit"</text:span><text:span text:style-name="T234">] .<text:s/></text:span><text:span text:style-name="T235">"&lt;br/&gt; "</text:span><text:span text:style-name="T236"><text:s/>;</text:span></text:p>
      <text:p text:style-name="P237"/>
      <text:p text:style-name="P238"><text:span text:style-name="T239"><text:s text:c="16"/></text:span><text:span text:style-name="T240">echo</text:span><text:span text:style-name="T241"><text:s/></text:span><text:span text:style-name="T242">"&lt;a href='basket.php?ID="</text:span><text:span text:style-name="T243"><text:s/>.<text:s/></text:span><text:span text:style-name="T244">$row</text:span><text:span text:style-name="T245">[</text:span><text:span text:style-name="T246">"ID"</text:span><text:span text:style-name="T247">] .<text:s/></text:span><text:span text:style-name="T248">"'&gt; Add to Basket &lt;/a&gt;&lt;br /&gt;"</text:span><text:span text:style-name="T249">;</text:span></text:p>
      <text:p text:style-name="P250"><text:span text:style-name="T251"><text:s text:c="16"/></text:span><text:span text:style-name="T252">echo</text:span><text:span text:style-name="T253"><text:s/></text:span><text:span text:style-name="T254">"&lt;/p&gt;"</text:span><text:span text:style-name="T255">;</text:span></text:p>
      <text:p text:style-name="P256"><text:s text:c="12"/>}</text:p>
      <text:p text:style-name="P257"/>
      <text:p text:style-name="P258"><text:span text:style-name="T259"><text:s text:c="4"/></text:span><text:span text:style-name="T260">echo</text:span><text:span text:style-name="T261"><text:s/></text:span><text:span text:style-name="T262">"&lt;/section&gt;"</text:span><text:span text:style-name="T263">;</text:span><text:span text:style-name="T264"><text:s text:c="2"/>echo to end the section<text:s/></text:span></text:p>
      <text:p text:style-name="Normal"/>
      <text:p text:style-name="Normal">Search2.php<text:s/></text:p>
      <text:p text:style-name="P265"><text:span text:style-name="T266">session_start</text:span><text:span text:style-name="T267">();</text:span><text:span text:style-name="T268"><text:s/>starts a session<text:s/></text:span></text:p>
      <text:p text:style-name="P269"><text:span text:style-name="T270">include</text:span><text:span text:style-name="T271">(</text:span><text:span text:style-name="T272">‘include a functions.php’</text:span><text:span text:style-name="T273">);</text:span></text:p>
      <text:p text:style-name="P274"><text:span text:style-name="T275">$session</text:span><text:span text:style-name="T276"><text:s/>=<text:s/></text:span><text:span text:style-name="T277">$_SESSION</text:span><text:span text:style-name="T278">[</text:span><text:span text:style-name="T279">"gatekeeper"</text:span><text:span text:style-name="T280">];</text:span><text:span text:style-name="T281"><text:s/>stores the session gatekeeper into a variable called $session</text:span></text:p>
      <text:p text:style-name="P282"><text:span text:style-name="T283">error_reporting</text:span><text:span text:style-name="T284">(</text:span><text:span text:style-name="T285">0</text:span><text:span text:style-name="T286">);</text:span><text:span text:style-name="T287"><text:s/>Removes the error</text:span><text:span text:style-name="T288"><text:s/>messages<text:s/></text:span></text:p>
      <text:p text:style-name="P289"><text:s/></text:p>
      <text:p text:style-name="P290"><text:span text:style-name="T291">if</text:span><text:span text:style-name="T292"><text:s/>( !</text:span><text:span text:style-name="T293">isset</text:span><text:span text:style-name="T294"><text:s/>(</text:span><text:span text:style-name="T295">$_SESSION</text:span><text:span text:style-name="T296">[</text:span><text:span text:style-name="T297">"gatekeeper"</text:span><text:span text:style-name="T298">]))</text:span><text:span text:style-name="T299"><text:s/>if the session is not set echo error message is displayed<text:s/></text:span></text:p>
      <text:p text:style-name="P300">{</text:p>
      <text:p text:style-name="P301"><text:span text:style-name="T302"><text:s text:c="4"/></text:span><text:span text:style-name="T303">echo</text:span><text:span text:style-name="T304"><text:s/></text:span><text:span text:style-name="T305">"You're not logged in. Please log in here &lt;a href='login.php'&gt; here!"</text:span><text:span text:style-name="T306">;</text:span></text:p>
      <text:p text:style-name="P307">}</text:p>
      <text:p text:style-name="P308"><text:span text:style-name="T309">else</text:span></text:p>
      <text:p text:style-name="P310">{ <text:s/>else the rest of the code is displayed</text:p>
      <text:p text:style-name="P311"/>
      <text:p text:style-name="P312"><text:span text:style-name="T313"><text:s text:c="3"/></text:span><text:span text:style-name="T314">$di</text:span><text:span text:style-name="T315">=<text:s/></text:span><text:span text:style-name="T316">htmlentities</text:span><text:span text:style-name="T317">(</text:span><text:span text:style-name="T318">$_GET</text:span><text:span text:style-name="T319">[</text:span><text:span text:style-name="T320">"</text:span><text:span text:style-name="T321">retrieves the input from search field and stores it into a variable $di</text:span><text:span text:style-name="T322">"</text:span><text:span text:style-name="T323">]);</text:span><text:span text:style-name="T324"><text:s/></text:span></text:p>
      <text:p text:style-name="P325"><text:line-break/></text:p>
      <text:p text:style-name="P326"><text:span text:style-name="T327"><text:s text:c="3"/></text:span><text:span text:style-name="T328">$database</text:span><text:span text:style-name="T329"><text:s/>=<text:s/></text:span><text:span text:style-name="T330">connect</text:span><text:span text:style-name="T331">();</text:span><text:span text:style-name="T332"><text:s/>Connects to the database via the connect function <text:s text:c="8"/>from fun</text:span><text:span text:style-name="T333">c</text:span><text:span text:style-name="T334">tions.php</text:span></text:p>
      <text:p text:style-name="P335"/>
      <text:p text:style-name="P336"><text:span text:style-name="T337"><text:s text:c="4"/></text:span><text:span text:style-name="T338">if</text:span><text:span text:style-name="T339"><text:s/>(</text:span><text:span text:style-name="T340">$di</text:span><text:span text:style-name="T341">==</text:span><text:span text:style-name="T342">""</text:span><text:span text:style-name="T343"><text:s/>if input is empty display this</text:span><text:span text:style-name="T344">) {</text:span></text:p>
      <text:p text:style-name="P345"/>
      <text:p text:style-name="P346"><text:span text:style-name="T347"><text:s text:c="9"/></text:span><text:span text:style-name="T348">$results</text:span><text:span text:style-name="T349"><text:s/>=<text:s/></text:span><text:span text:style-name="T350">$database</text:span><text:span text:style-name="T351">-&gt;</text:span><text:span text:style-name="T352">query</text:span><text:span text:style-name="T353">(</text:span><text:span text:style-name="T354">"</text:span><text:span text:style-name="T355">SELECT</text:span><text:span text:style-name="T356"><text:s/></text:span><text:span text:style-name="T357">*</text:span><text:span text:style-name="T358"><text:s/></text:span><text:span text:style-name="T359">FROM</text:span><text:span text:style-name="T360"><text:s/>products"</text:span><text:span text:style-name="T361">);</text:span><text:span text:style-name="T362"><text:s/>Selects all from products table<text:s/></text:span></text:p>
      <text:p text:style-name="P363"/>
      <text:p text:style-name="P364"><text:s text:c="8"/>}</text:p>
      <text:p text:style-name="P365"><text:span text:style-name="T366"><text:s text:c="4"/></text:span><text:span text:style-name="T367">else</text:span><text:span text:style-name="T368"><text:s/>{</text:span></text:p>
      <text:p text:style-name="P369"/>
      <text:p text:style-name="P370"><text:s text:c="8"/></text:p>
      <text:soft-page-break/>
      <text:p text:style-name="P371"><text:span text:style-name="T372"><text:s text:c="8"/></text:span><text:span text:style-name="T373">$results</text:span><text:span text:style-name="T374">=</text:span><text:span text:style-name="T375">$database</text:span><text:span text:style-name="T376">-&gt;</text:span><text:span text:style-name="T377">prepare</text:span><text:span text:style-name="T378">(</text:span><text:span text:style-name="T379">"</text:span><text:span text:style-name="T380">SELECT</text:span><text:span text:style-name="T381"><text:s/></text:span><text:span text:style-name="T382">*</text:span><text:span text:style-name="T383"><text:s/></text:span><text:span text:style-name="T384">FROM</text:span><text:span text:style-name="T385"><text:s/>products<text:s/></text:span><text:span text:style-name="T386">WHERE</text:span><text:span text:style-name="T387"><text:s/></text:span><text:span text:style-name="T388">name</text:span><text:span text:style-name="T389">=</text:span><text:span text:style-name="T390">:name</text:span><text:span text:style-name="T391">"</text:span><text:span text:style-name="T392">);</text:span><text:span text:style-name="T393"><text:s/>Selects all from product where the input entered matches.<text:s/></text:span></text:p>
      <text:p text:style-name="P394"><text:span text:style-name="T395"><text:s text:c="8"/></text:span><text:span text:style-name="T396">$results</text:span><text:span text:style-name="T397">-&gt;</text:span><text:span text:style-name="T398">bindParam</text:span><text:span text:style-name="T399">(</text:span><text:span text:style-name="T400">':name'</text:span><text:span text:style-name="T401">,<text:s/></text:span><text:span text:style-name="T402">$di</text:span><text:span text:style-name="T403">);</text:span><text:span text:style-name="T404"><text:s/>binds :name to $di variable</text:span></text:p>
      <text:p text:style-name="P405"><text:span text:style-name="T406"><text:s text:c="8"/></text:span><text:span text:style-name="T407">$results</text:span><text:span text:style-name="T408">-&gt;</text:span><text:span text:style-name="T409">execute</text:span><text:span text:style-name="T410">();</text:span><text:span text:style-name="T411"><text:s/>executes the $result statement.</text:span></text:p>
      <text:p text:style-name="P412"><text:s text:c="4"/>}</text:p>
      <text:p text:style-name="P413"/>
      <text:p text:style-name="P414"><text:span text:style-name="T415">echo</text:span><text:span text:style-name="T416"><text:s/></text:span><text:span text:style-name="T417">"&lt;section class='over'&gt;"</text:span><text:span text:style-name="T418">;</text:span><text:span text:style-name="T419"><text:s/>Echoes section tag with a class of over</text:span></text:p>
      <text:p text:style-name="P420"/>
      <text:p text:style-name="P421"><text:span text:style-name="T422"><text:s text:c="4"/></text:span><text:span text:style-name="T423">if</text:span><text:span text:style-name="T424"><text:s/>(</text:span><text:span text:style-name="T425">$di</text:span><text:span text:style-name="T426">==</text:span><text:span text:style-name="T427">""</text:span><text:span text:style-name="T428">) {</text:span><text:span text:style-name="T429">if not a valid product is entered echo is displayed<text:s/></text:span></text:p>
      <text:p text:style-name="P430"/>
      <text:p text:style-name="P431"><text:span text:style-name="T432"><text:s text:c="8"/></text:span><text:span text:style-name="T433">echo</text:span><text:span text:style-name="T434"><text:s/></text:span><text:span text:style-name="T435">"No such product was found. Have a look at our other stock &lt;/br&gt;"</text:span><text:span text:style-name="T436">;</text:span></text:p>
      <text:p text:style-name="P437"/>
      <text:p text:style-name="P438"><text:s text:c="8"/>}</text:p>
      <text:p text:style-name="P439"/>
      <text:p text:style-name="P440"><text:span text:style-name="T441"><text:s text:c="8"/></text:span><text:span text:style-name="T442">while</text:span><text:span text:style-name="T443">(</text:span><text:span text:style-name="T444">$row</text:span><text:span text:style-name="T445">=</text:span><text:span text:style-name="T446">$results</text:span><text:span text:style-name="T447">-&gt;</text:span><text:span text:style-name="T448">fetch</text:span><text:span text:style-name="T449">())</text:span><text:span text:style-name="T450"><text:s/>Results from the search are retrieved by echoing the $row of the searched item from the database.<text:s/></text:span></text:p>
      <text:p text:style-name="P451"><text:s text:c="12"/>{</text:p>
      <text:p text:style-name="P452"><text:span text:style-name="T453"><text:s text:c="16"/></text:span><text:span text:style-name="T454">echo</text:span><text:span text:style-name="T455"><text:s/></text:span><text:span text:style-name="T456">"&lt;p&gt;"</text:span><text:span text:style-name="T457">;</text:span></text:p>
      <text:p text:style-name="P458"><text:span text:style-name="T459"><text:s text:c="16"/></text:span><text:span text:style-name="T460">echo</text:span><text:span text:style-name="T461"><text:s/></text:span><text:span text:style-name="T462">" ID: "</text:span><text:span text:style-name="T463">.<text:s/></text:span><text:span text:style-name="T464">$row</text:span><text:span text:style-name="T465">[</text:span><text:span text:style-name="T466">"ID"</text:span><text:span text:style-name="T467">] .</text:span><text:span text:style-name="T468">"&lt;br/&gt; "</text:span><text:span text:style-name="T469">;</text:span></text:p>
      <text:p text:style-name="P470"><text:span text:style-name="T471"><text:s text:c="16"/></text:span><text:span text:style-name="T472">echo</text:span><text:span text:style-name="T473"><text:s/></text:span><text:span text:style-name="T474">" Product Name: "</text:span><text:span text:style-name="T475"><text:s/>.</text:span><text:span text:style-name="T476">$row</text:span><text:span text:style-name="T477">[</text:span><text:span text:style-name="T478">"name"</text:span><text:span text:style-name="T479">].<text:s/></text:span><text:span text:style-name="T480">"&lt;br/&gt;"</text:span><text:span text:style-name="T481"><text:s/>;</text:span></text:p>
      <text:p text:style-name="P482"><text:span text:style-name="T483"><text:s text:c="16"/></text:span><text:span text:style-name="T484">echo</text:span><text:span text:style-name="T485"><text:s/></text:span><text:span text:style-name="T486">" Product Manufacturer: "</text:span><text:span text:style-name="T487"><text:s/>.<text:s/></text:span><text:span text:style-name="T488">$row</text:span><text:span text:style-name="T489">[</text:span><text:span text:style-name="T490">"manufacturer"</text:span><text:span text:style-name="T491">] .<text:s/></text:span><text:span text:style-name="T492">"&lt;br/&gt; "</text:span><text:span text:style-name="T493"><text:s/>;</text:span></text:p>
      <text:p text:style-name="P494"><text:span text:style-name="T495"><text:s text:c="16"/></text:span><text:span text:style-name="T496">echo</text:span><text:span text:style-name="T497"><text:s/></text:span><text:span text:style-name="T498">" Product Description: "</text:span><text:span text:style-name="T499"><text:s/>.<text:s/></text:span><text:span text:style-name="T500">$row</text:span><text:span text:style-name="T501">[</text:span><text:span text:style-name="T502">"description"</text:span><text:span text:style-name="T503">] .<text:s/></text:span><text:span text:style-name="T504">"&lt;br/&gt; "</text:span><text:span text:style-name="T505"><text:s/>;</text:span></text:p>
      <text:p text:style-name="P506"><text:span text:style-name="T507"><text:s text:c="16"/></text:span><text:span text:style-name="T508">echo</text:span><text:span text:style-name="T509"><text:s/></text:span><text:span text:style-name="T510">" Product Price: "</text:span><text:span text:style-name="T511"><text:s/>.</text:span><text:span text:style-name="T512">$row</text:span><text:span text:style-name="T513">[</text:span><text:span text:style-name="T514">"price"</text:span><text:span text:style-name="T515">].<text:s/></text:span><text:span text:style-name="T516">"&lt;br/&gt;"</text:span><text:span text:style-name="T517"><text:s/>;</text:span></text:p>
      <text:p text:style-name="P518"><text:span text:style-name="T519"><text:s text:c="16"/></text:span><text:span text:style-name="T520">echo</text:span><text:span text:style-name="T521"><text:s/></text:span><text:span text:style-name="T522">" Product Stock Level: "</text:span><text:span text:style-name="T523"><text:s/>.<text:s/></text:span><text:span text:style-name="T524">$row</text:span><text:span text:style-name="T525">[</text:span><text:span text:style-name="T526">"stocklevel"</text:span><text:span text:style-name="T527">] .<text:s/></text:span><text:span text:style-name="T528">"&lt;br/&gt; "</text:span><text:span text:style-name="T529"><text:s/>;</text:span></text:p>
      <text:p text:style-name="P530"><text:span text:style-name="T531"><text:s text:c="16"/></text:span><text:span text:style-name="T532">echo</text:span><text:span text:style-name="T533"><text:s/></text:span><text:span text:style-name="T534">" Age limit of product: "</text:span><text:span text:style-name="T535"><text:s/>.<text:s/></text:span><text:span text:style-name="T536">$row</text:span><text:span text:style-name="T537">[</text:span><text:span text:style-name="T538">"agelimit"</text:span><text:span text:style-name="T539">] .<text:s/></text:span><text:span text:style-name="T540">"&lt;br/&gt; "</text:span><text:span text:style-name="T541"><text:s/>;</text:span></text:p>
      <text:p text:style-name="P542"/>
      <text:p text:style-name="P543"><text:span text:style-name="T544"><text:s text:c="16"/></text:span><text:span text:style-name="T545">echo</text:span><text:span text:style-name="T546"><text:s/></text:span><text:span text:style-name="T547">"&lt;a href='basket.php?ID="</text:span><text:span text:style-name="T548"><text:s/>.<text:s/></text:span><text:span text:style-name="T549">$row</text:span><text:span text:style-name="T550">[</text:span><text:span text:style-name="T551">"ID"</text:span><text:span text:style-name="T552">] .<text:s/></text:span><text:span text:style-name="T553">"'&gt; Add to Basket &lt;/a&gt;&lt;br /&gt;"</text:span><text:span text:style-name="T554">;</text:span></text:p>
      <text:p text:style-name="P555"><text:span text:style-name="T556"><text:s text:c="16"/></text:span><text:span text:style-name="T557">echo</text:span><text:span text:style-name="T558"><text:s/></text:span><text:span text:style-name="T559">"&lt;/p&gt;"</text:span><text:span text:style-name="T560">;</text:span></text:p>
      <text:p text:style-name="P561"><text:s text:c="12"/>}</text:p>
      <text:p text:style-name="P562"/>
      <text:p text:style-name="P563"><text:span text:style-name="T564"><text:s text:c="4"/></text:span><text:span text:style-name="T565">echo</text:span><text:span text:style-name="T566"><text:s/></text:span><text:span text:style-name="T567">"&lt;/section&gt;"</text:span><text:span text:style-name="T568">;</text:span><text:span text:style-name="T569"><text:s text:c="2"/>echo to end the section<text:s/></text:span></text:p>
      <text:p text:style-name="P570"/>
      <text:p text:style-name="P571"/>
      <text:p text:style-name="P572"><text:span text:style-name="T573">&lt;?php</text:span></text:p>
      <text:p text:style-name="P574">}<text:s text:c="2"/>ends the session check<text:s/></text:p>
      <text:p text:style-name="P575"><text:span text:style-name="T576">?&gt;</text:span></text:p>
      <text:p text:style-name="P577"/>
      <text:p text:style-name="Normal"/>
      <text:p text:style-name="Normal"/>
      <text:p text:style-name="Normal"/>
      <text:p text:style-name="Normal"/>
      <text:soft-page-break/>
      <text:p text:style-name="Normal">Searching.php<text:s/></text:p>
      <text:p text:style-name="P578"><text:span text:style-name="T579">include</text:span><text:span text:style-name="T580">(</text:span><text:span text:style-name="T581">‘include a functions.php’</text:span><text:span text:style-name="T582">);</text:span></text:p>
      <text:p text:style-name="P583"/>
      <text:p text:style-name="P584"><text:span text:style-name="T585"><text:s text:c="3"/></text:span><text:span text:style-name="T586">$di</text:span><text:span text:style-name="T587">=<text:s/></text:span><text:span text:style-name="T588">htmlentities</text:span><text:span text:style-name="T589">(</text:span><text:span text:style-name="T590">$_GET</text:span><text:span text:style-name="T591">[</text:span><text:span text:style-name="T592">"</text:span><text:span text:style-name="T593">retrieves the input from search field and stores it into a variable $di</text:span><text:span text:style-name="T594">"</text:span><text:span text:style-name="T595">]);</text:span><text:span text:style-name="T596"><text:s/></text:span></text:p>
      <text:p text:style-name="P597"><text:line-break/></text:p>
      <text:p text:style-name="P598"><text:span text:style-name="T599"><text:s text:c="3"/></text:span><text:span text:style-name="T600">$database</text:span><text:span text:style-name="T601"><text:s/>=<text:s/></text:span><text:span text:style-name="T602">connect</text:span><text:span text:style-name="T603">();</text:span><text:span text:style-name="T604"><text:s/>Connects to the database via the connect function <text:s text:c="8"/>from funtions.php</text:span></text:p>
      <text:p text:style-name="P605"/>
      <text:p text:style-name="P606"><text:span text:style-name="T607"><text:s text:c="4"/></text:span><text:span text:style-name="T608">if</text:span><text:span text:style-name="T609"><text:s/>(</text:span><text:span text:style-name="T610">$di</text:span><text:span text:style-name="T611">==</text:span><text:span text:style-name="T612">""</text:span><text:span text:style-name="T613"><text:s/>if input is empty display this</text:span><text:span text:style-name="T614">) {</text:span></text:p>
      <text:p text:style-name="P615"/>
      <text:p text:style-name="P616"><text:span text:style-name="T617"><text:s text:c="9"/></text:span><text:span text:style-name="T618">$results</text:span><text:span text:style-name="T619"><text:s/>=<text:s/></text:span><text:span text:style-name="T620">$database</text:span><text:span text:style-name="T621">-&gt;</text:span><text:span text:style-name="T622">query</text:span><text:span text:style-name="T623">(</text:span><text:span text:style-name="T624">"</text:span><text:span text:style-name="T625">SELECT</text:span><text:span text:style-name="T626"><text:s/></text:span><text:span text:style-name="T627">*</text:span><text:span text:style-name="T628"><text:s/></text:span><text:span text:style-name="T629">FROM</text:span><text:span text:style-name="T630"><text:s/>products"</text:span><text:span text:style-name="T631">);</text:span><text:span text:style-name="T632"><text:s/>Selects all from products table<text:s/></text:span></text:p>
      <text:p text:style-name="P633"/>
      <text:p text:style-name="P634"><text:s text:c="8"/>}</text:p>
      <text:p text:style-name="P635"><text:span text:style-name="T636"><text:s text:c="4"/></text:span><text:span text:style-name="T637">else</text:span><text:span text:style-name="T638"><text:s/>{</text:span><text:span text:style-name="T639"><text:s/></text:span></text:p>
      <text:p text:style-name="P640"><text:span text:style-name="T641"><text:s text:c="8"/></text:span><text:span text:style-name="T642">$results</text:span><text:span text:style-name="T643">=</text:span><text:span text:style-name="T644">$database</text:span><text:span text:style-name="T645">-&gt;</text:span><text:span text:style-name="T646">prepare</text:span><text:span text:style-name="T647">(</text:span><text:span text:style-name="T648">"</text:span><text:span text:style-name="T649">SELECT</text:span><text:span text:style-name="T650"><text:s/></text:span><text:span text:style-name="T651">*</text:span><text:span text:style-name="T652"><text:s/></text:span><text:span text:style-name="T653">FROM</text:span><text:span text:style-name="T654"><text:s/>products<text:s/></text:span><text:span text:style-name="T655">WHERE</text:span><text:span text:style-name="T656"><text:s/></text:span><text:span text:style-name="T657">name</text:span><text:span text:style-name="T658"><text:s/></text:span><text:span text:style-name="T659">LIKE</text:span><text:span text:style-name="T660"><text:s/>'</text:span><text:span text:style-name="T661">$di</text:span><text:span text:style-name="T662">%' <text:s/>"</text:span><text:span text:style-name="T663">);</text:span><text:span text:style-name="T664"><text:s/>Selects all results from the database where name is like the input this is used for on letter searching<text:s/></text:span></text:p>
      <text:p text:style-name="P665"><text:span text:style-name="T666"><text:s text:c="8"/></text:span><text:span text:style-name="T667">$results</text:span><text:span text:style-name="T668">-&gt;</text:span><text:span text:style-name="T669">bindParam</text:span><text:span text:style-name="T670">(</text:span><text:span text:style-name="T671">':name'</text:span><text:span text:style-name="T672">,<text:s/></text:span><text:span text:style-name="T673">$di</text:span><text:span text:style-name="T674">);</text:span><text:span text:style-name="T675"><text:s/></text:span><text:span text:style-name="T676"><text:s/>binds :name to $di variable</text:span></text:p>
      <text:p text:style-name="P677"><text:span text:style-name="T678"><text:s text:c="8"/></text:span><text:span text:style-name="T679">$results</text:span><text:span text:style-name="T680">-&gt;</text:span><text:span text:style-name="T681">execute</text:span><text:span text:style-name="T682">();</text:span><text:span text:style-name="T683"><text:s/>executes the results statement<text:s/></text:span></text:p>
      <text:p text:style-name="P684"/>
      <text:p text:style-name="P685"><text:s text:c="4"/>}</text:p>
      <text:p text:style-name="P686"/>
      <text:p text:style-name="P687"><text:span text:style-name="T688"><text:s text:c="4"/></text:span><text:span text:style-name="T689">$users</text:span><text:span text:style-name="T690"><text:s/>=<text:s/></text:span><text:span text:style-name="T691">$database</text:span><text:span text:style-name="T692">-&gt;</text:span><text:span text:style-name="T693">prepare</text:span><text:span text:style-name="T694">(</text:span><text:span text:style-name="T695">"</text:span><text:span text:style-name="T696">SELECT</text:span><text:span text:style-name="T697"><text:s/></text:span><text:span text:style-name="T698">*</text:span><text:span text:style-name="T699"><text:s/></text:span><text:span text:style-name="T700">FROM</text:span><text:span text:style-name="T701"><text:s/>users<text:s/></text:span><text:span text:style-name="T702">WHERE</text:span><text:span text:style-name="T703"><text:s/>username<text:s/></text:span><text:span text:style-name="T704">=</text:span><text:span text:style-name="T705"><text:s/>:username "</text:span><text:span text:style-name="T706">);</text:span><text:span text:style-name="T707"><text:s/>Selects all from users where the username is equal to the username of the current user<text:s/></text:span></text:p>
      <text:p text:style-name="P708"><text:span text:style-name="T709"><text:s text:c="4"/></text:span><text:span text:style-name="T710">$users</text:span><text:span text:style-name="T711">-&gt;</text:span><text:span text:style-name="T712">bindParam</text:span><text:span text:style-name="T713">(</text:span><text:span text:style-name="T714">":username"</text:span><text:span text:style-name="T715">,<text:s/></text:span><text:span text:style-name="T716">$session</text:span><text:span text:style-name="T717">);</text:span><text:span text:style-name="T718"><text:s/>binds :username to $session variable<text:s/></text:span></text:p>
      <text:p text:style-name="P719"><text:span text:style-name="T720"><text:s text:c="4"/></text:span><text:span text:style-name="T721">$users</text:span><text:span text:style-name="T722">-&gt;</text:span><text:span text:style-name="T723">execute</text:span><text:span text:style-name="T724">();</text:span><text:span text:style-name="T725"><text:s/>executes the users statement</text:span></text:p>
      <text:p text:style-name="P726"><text:span text:style-name="T727"><text:s text:c="4"/></text:span><text:span text:style-name="T728">$age</text:span><text:span text:style-name="T729">=</text:span><text:span text:style-name="T730">$users</text:span><text:span text:style-name="T731">-&gt;</text:span><text:span text:style-name="T732">fetch</text:span><text:span text:style-name="T733">();</text:span><text:span text:style-name="T734"><text:s/>executes the results statement</text:span></text:p>
      <text:p text:style-name="P735"/>
      <text:p text:style-name="P736"><text:span text:style-name="T737"><text:s text:c="4"/></text:span><text:span text:style-name="T738">$day</text:span><text:span text:style-name="T739">=</text:span><text:span text:style-name="T740">$age</text:span><text:span text:style-name="T741">[</text:span><text:span text:style-name="T742">"dayofbirth"</text:span><text:span text:style-name="T743">];</text:span><text:span text:style-name="T744"><text:s/></text:span><text:span text:style-name="T745">stores the day of birth into a day variable</text:span></text:p>
      <text:p text:style-name="P746"><text:span text:style-name="T747"><text:s text:c="4"/></text:span><text:span text:style-name="T748">$month</text:span><text:span text:style-name="T749">=</text:span><text:span text:style-name="T750">$age</text:span><text:span text:style-name="T751">[</text:span><text:span text:style-name="T752">"monthofbirth"</text:span><text:span text:style-name="T753">];</text:span><text:span text:style-name="T754"><text:s/>stores month of birth into a month variable</text:span></text:p>
      <text:p text:style-name="P755"><text:span text:style-name="T756"><text:s text:c="4"/></text:span><text:span text:style-name="T757">$year</text:span><text:span text:style-name="T758">=</text:span><text:span text:style-name="T759">$age</text:span><text:span text:style-name="T760">[</text:span><text:span text:style-name="T761">"yearofbirth"</text:span><text:span text:style-name="T762">];</text:span><text:span text:style-name="T763"><text:s/>stores year of birth into a year variable<text:s/></text:span></text:p>
      <text:p text:style-name="P764"/>
      <text:p text:style-name="P765"><text:span text:style-name="T766"><text:s text:c="4"/></text:span><text:span text:style-name="T767">$birthday</text:span><text:span text:style-name="T768">=<text:s/></text:span><text:span text:style-name="T769">mktime</text:span><text:span text:style-name="T770">(</text:span><text:span text:style-name="T771">0</text:span><text:span text:style-name="T772">,</text:span><text:span text:style-name="T773">0</text:span><text:span text:style-name="T774">,</text:span><text:span text:style-name="T775">0</text:span><text:span text:style-name="T776">,</text:span><text:span text:style-name="T777">$month</text:span><text:span text:style-name="T778">,</text:span><text:span text:style-name="T779">$day</text:span><text:span text:style-name="T780">,</text:span><text:span text:style-name="T781">$year</text:span><text:span text:style-name="T782">);</text:span><text:span text:style-name="T783"><text:s/>convers the day year and month into single variable in seconds<text:s/></text:span></text:p>
      <text:p text:style-name="P784"/>
      <text:p text:style-name="P785"><text:span text:style-name="T786"><text:s text:c="4"/></text:span><text:span text:style-name="T787">$difference</text:span><text:span text:style-name="T788"><text:s/>=<text:s/></text:span><text:span text:style-name="T789">time</text:span><text:span text:style-name="T790">() -<text:s/></text:span><text:span text:style-name="T791">$birthday</text:span><text:span text:style-name="T792">;</text:span><text:span text:style-name="T793"><text:s/>current time is minuses from the age of user in seconds<text:s/></text:span></text:p>
      <text:p text:style-name="P794"><text:s text:c="4"/></text:p>
      <text:p text:style-name="P795"><text:span text:style-name="T796"><text:s text:c="4"/></text:span><text:span text:style-name="T797">$userAge</text:span><text:span text:style-name="T798"><text:s/>=<text:s/></text:span><text:span text:style-name="T799">floor</text:span><text:span text:style-name="T800">(</text:span><text:span text:style-name="T801">$difference</text:span><text:span text:style-name="T802"><text:s/>/<text:s/></text:span><text:span text:style-name="T803">31557600</text:span><text:span text:style-name="T804">);</text:span><text:span text:style-name="T805"><text:s/>user age is divided by the seconds in an year and its rounded to a single number<text:s/></text:span></text:p>
      <text:p text:style-name="P806"/>
      <text:soft-page-break/>
      <text:p text:style-name="P807"><text:s text:c="3"/></text:p>
      <text:p text:style-name="P808"/>
      <text:p text:style-name="P809"><text:s text:c="4"/></text:p>
      <text:p text:style-name="P810"><text:span text:style-name="T811"><text:s text:c="4"/></text:span><text:span text:style-name="T812">echo</text:span><text:span text:style-name="T813"><text:s/></text:span><text:span text:style-name="T814">"&lt;h1&gt; Our Products &lt;/h1&gt;"</text:span><text:span text:style-name="T815">;</text:span><text:span text:style-name="T816"><text:s/>echo with h1 message<text:s/></text:span></text:p>
      <text:p text:style-name="P817"/>
      <text:p text:style-name="P818"><text:span text:style-name="T819"><text:s text:c="4"/></text:span><text:span text:style-name="T820">if</text:span><text:span text:style-name="T821"><text:s/>(</text:span><text:span text:style-name="T822">$di</text:span><text:span text:style-name="T823">==</text:span><text:span text:style-name="T824">""</text:span><text:span text:style-name="T825">) {</text:span><text:span text:style-name="T826">if not a valid product is entered echo is displayed</text:span></text:p>
      <text:p text:style-name="P827"/>
      <text:p text:style-name="P828"><text:span text:style-name="T829"><text:s text:c="8"/></text:span><text:span text:style-name="T830">echo</text:span><text:span text:style-name="T831"><text:s/></text:span><text:span text:style-name="T832">"&lt;h2&gt; No such product was found. Have a look at our other stock &lt;/br&gt; &lt;/h2&gt;"</text:span><text:span text:style-name="T833">;</text:span></text:p>
      <text:p text:style-name="P834"/>
      <text:p text:style-name="P835"><text:s text:c="8"/>}</text:p>
      <text:p text:style-name="P836"><text:span text:style-name="T837"><text:s text:c="8"/></text:span><text:span text:style-name="T838">while</text:span><text:span text:style-name="T839">(</text:span><text:span text:style-name="T840">$row</text:span><text:span text:style-name="T841">=</text:span><text:span text:style-name="T842">$results</text:span><text:span text:style-name="T843">-&gt;</text:span><text:span text:style-name="T844">fetch</text:span><text:span text:style-name="T845">())</text:span><text:span text:style-name="T846">Results from the search are retrieved by echoing the $row of the searched item from the database.<text:s/></text:span></text:p>
      <text:p text:style-name="P847"><text:s text:c="12"/>{</text:p>
      <text:p text:style-name="P848"><text:span text:style-name="T849"><text:s text:c="13"/></text:span><text:span text:style-name="T850">echo</text:span><text:span text:style-name="T851"><text:s/></text:span><text:span text:style-name="T852">"&lt;p&gt;"</text:span><text:span text:style-name="T853">;</text:span></text:p>
      <text:p text:style-name="P854"><text:span text:style-name="T855"><text:s text:c="13"/></text:span><text:span text:style-name="T856">echo</text:span><text:span text:style-name="T857"><text:s/></text:span><text:span text:style-name="T858">" ID: "</text:span><text:span text:style-name="T859">.<text:s/></text:span><text:span text:style-name="T860">$row</text:span><text:span text:style-name="T861">[</text:span><text:span text:style-name="T862">"ID"</text:span><text:span text:style-name="T863">] .</text:span><text:span text:style-name="T864">"&lt;br/&gt; "</text:span><text:span text:style-name="T865">;</text:span></text:p>
      <text:p text:style-name="P866"><text:span text:style-name="T867"><text:s text:c="13"/></text:span><text:span text:style-name="T868">echo</text:span><text:span text:style-name="T869"><text:s/></text:span><text:span text:style-name="T870">" Product Name: "</text:span><text:span text:style-name="T871"><text:s/>.</text:span><text:span text:style-name="T872">$row</text:span><text:span text:style-name="T873">[</text:span><text:span text:style-name="T874">"name"</text:span><text:span text:style-name="T875">].<text:s/></text:span><text:span text:style-name="T876">"&lt;br/&gt;"</text:span><text:span text:style-name="T877"><text:s/>;</text:span></text:p>
      <text:p text:style-name="P878"><text:span text:style-name="T879"><text:s text:c="13"/></text:span><text:span text:style-name="T880">echo</text:span><text:span text:style-name="T881"><text:s/></text:span><text:span text:style-name="T882">" Product Manufacturer: "</text:span><text:span text:style-name="T883"><text:s/>.<text:s/></text:span><text:span text:style-name="T884">$row</text:span><text:span text:style-name="T885">[</text:span><text:span text:style-name="T886">"manufacturer"</text:span><text:span text:style-name="T887">] .<text:s/></text:span><text:span text:style-name="T888">"&lt;br/&gt;"</text:span><text:span text:style-name="T889">;</text:span></text:p>
      <text:p text:style-name="P890"><text:span text:style-name="T891"><text:s text:c="13"/></text:span><text:span text:style-name="T892">echo</text:span><text:span text:style-name="T893"><text:s/></text:span><text:span text:style-name="T894">" Product Description: "</text:span><text:span text:style-name="T895"><text:s/>.<text:s/></text:span><text:span text:style-name="T896">$row</text:span><text:span text:style-name="T897">[</text:span><text:span text:style-name="T898">"description"</text:span><text:span text:style-name="T899">] .<text:s/></text:span><text:span text:style-name="T900">"&lt;br/&gt; "</text:span><text:span text:style-name="T901"><text:s/>;</text:span></text:p>
      <text:p text:style-name="P902"><text:span text:style-name="T903"><text:s text:c="13"/></text:span><text:span text:style-name="T904">echo</text:span><text:span text:style-name="T905"><text:s/></text:span><text:span text:style-name="T906">" Product Price: "</text:span><text:span text:style-name="T907"><text:s/>.</text:span><text:span text:style-name="T908">$row</text:span><text:span text:style-name="T909">[</text:span><text:span text:style-name="T910">"price"</text:span><text:span text:style-name="T911">].<text:s/></text:span><text:span text:style-name="T912">"&lt;br/&gt;"</text:span><text:span text:style-name="T913"><text:s/>;</text:span></text:p>
      <text:p text:style-name="P914"><text:span text:style-name="T915"><text:s text:c="13"/></text:span><text:span text:style-name="T916">echo</text:span><text:span text:style-name="T917"><text:s/></text:span><text:span text:style-name="T918">" Product Stock Level: "</text:span><text:span text:style-name="T919"><text:s/>.<text:s/></text:span><text:span text:style-name="T920">$row</text:span><text:span text:style-name="T921">[</text:span><text:span text:style-name="T922">"stocklevel"</text:span><text:span text:style-name="T923">] .<text:s/></text:span><text:span text:style-name="T924">"&lt;br/&gt; "</text:span><text:span text:style-name="T925"><text:s/>;</text:span></text:p>
      <text:p text:style-name="P926"><text:span text:style-name="T927"><text:s text:c="13"/></text:span><text:span text:style-name="T928">echo</text:span><text:span text:style-name="T929"><text:s/></text:span><text:span text:style-name="T930">" Age limit of product: "</text:span><text:span text:style-name="T931"><text:s/>.<text:s/></text:span><text:span text:style-name="T932">$row</text:span><text:span text:style-name="T933">[</text:span><text:span text:style-name="T934">"agelimit"</text:span><text:span text:style-name="T935">] .<text:s/></text:span><text:span text:style-name="T936">"&lt;br/&gt; "</text:span><text:span text:style-name="T937"><text:s/>;</text:span></text:p>
      <text:p text:style-name="P938"/>
      <text:p text:style-name="P939"><text:span text:style-name="T940">if</text:span><text:span text:style-name="T941"><text:s/>(</text:span><text:span text:style-name="T942">isset</text:span><text:span text:style-name="T943"><text:s/>(</text:span><text:span text:style-name="T944">$_SESSION</text:span><text:span text:style-name="T945">[</text:span><text:span text:style-name="T946">"gatekeeper"</text:span><text:span text:style-name="T947">]))</text:span><text:span text:style-name="T948"><text:s/>if the session is set the following items are displayed</text:span></text:p>
      <text:p text:style-name="P949"><text:s text:c="14"/>{</text:p>
      <text:p text:style-name="P950"><text:span text:style-name="T951"><text:s text:c="16"/></text:span><text:span text:style-name="T952">$stock</text:span><text:span text:style-name="T953"><text:s/>=<text:s/></text:span><text:span text:style-name="T954">$row</text:span><text:span text:style-name="T955">[</text:span><text:span text:style-name="T956">"stocklevel"</text:span><text:span text:style-name="T957">];</text:span><text:span text:style-name="T958"><text:s/>stock variable stores stocklevel<text:s/></text:span></text:p>
      <text:p text:style-name="P959"><text:span text:style-name="T960"><text:s text:c="16"/></text:span><text:span text:style-name="T961">$pAge</text:span><text:span text:style-name="T962"><text:s/>=<text:s/></text:span><text:span text:style-name="T963">$row</text:span><text:span text:style-name="T964">[</text:span><text:span text:style-name="T965">"agelimit"</text:span><text:span text:style-name="T966">];</text:span><text:span text:style-name="T967"><text:s/>pAge variable stores agelimit<text:s/></text:span></text:p>
      <text:p text:style-name="P968"/>
      <text:p text:style-name="P969"><text:span text:style-name="T970"><text:s text:c="12"/></text:span><text:span text:style-name="T971">if</text:span><text:span text:style-name="T972">(</text:span><text:span text:style-name="T973">$stock</text:span><text:span text:style-name="T974"><text:s/>&gt;<text:s/></text:span><text:span text:style-name="T975">0</text:span><text:span text:style-name="T976"><text:s/>&amp;&amp;<text:s/></text:span><text:span text:style-name="T977">$pAge</text:span><text:span text:style-name="T978"><text:s/>&lt;<text:s/></text:span><text:span text:style-name="T979">$userAge</text:span><text:span text:style-name="T980"><text:s/>) {</text:span><text:span text:style-name="T981"><text:s/>if stock is more than 0 and age of product is less than user display the items<text:s/></text:span></text:p>
      <text:p text:style-name="P982"/>
      <text:p text:style-name="P983"><text:span text:style-name="T984"><text:s text:c="3"/></text:span><text:span text:style-name="T985">echo</text:span><text:span text:style-name="T986"><text:s/></text:span><text:span text:style-name="T987">"&lt;input type='number' value='1' id='qty"</text:span><text:span text:style-name="T988">.</text:span><text:span text:style-name="T989">$row</text:span><text:span text:style-name="T990">[</text:span><text:span text:style-name="T991">"ID"</text:span><text:span text:style-name="T992">].</text:span><text:span text:style-name="T993">"'&gt;"</text:span><text:span text:style-name="T994">;</text:span></text:p>
      <text:p text:style-name="P995"><text:span text:style-name="T996"><text:s text:c="3"/></text:span><text:span text:style-name="T997">echo</text:span><text:span text:style-name="T998"><text:s/></text:span><text:span text:style-name="T999">"&lt;a href='#' onclick='add("</text:span><text:span text:style-name="T1000">.</text:span><text:span text:style-name="T1001">$row</text:span><text:span text:style-name="T1002">[</text:span><text:span text:style-name="T1003">"ID"</text:span><text:span text:style-name="T1004">].</text:span><text:span text:style-name="T1005">")'&gt; Add to basket&lt;/a&gt;&lt;br /&gt;"</text:span><text:span text:style-name="T1006">;</text:span></text:p>
      <text:p text:style-name="P1007"><text:span text:style-name="T1008"><text:s text:c="16"/></text:span><text:span text:style-name="T1009">echo</text:span><text:span text:style-name="T1010"><text:s/></text:span><text:span text:style-name="T1011">"&lt;/p&gt;"</text:span><text:span text:style-name="T1012">;</text:span></text:p>
      <text:p text:style-name="P1013"><text:s text:c="12"/>}</text:p>
      <text:p text:style-name="P1014"><text:span text:style-name="T1015"><text:s text:c="12"/></text:span><text:span text:style-name="T1016">else</text:span><text:span text:style-name="T1017"><text:s/></text:span><text:span text:style-name="T1018">if</text:span><text:span text:style-name="T1019"><text:s/>(</text:span><text:span text:style-name="T1020">$pAge</text:span><text:span text:style-name="T1021"><text:s/>&gt;<text:s/></text:span><text:span text:style-name="T1022">$userAge</text:span><text:span text:style-name="T1023">){</text:span></text:p>
      <text:p text:style-name="P1024"><text:span text:style-name="T1025"><text:s text:c="16"/></text:span><text:span text:style-name="T1026">echo</text:span><text:span text:style-name="T1027"><text:s/></text:span><text:span text:style-name="T1028">"Not old enough"</text:span><text:span text:style-name="T1029">;</text:span><text:span text:style-name="T1030">error message displayed if product age is bigger than the user age<text:s/></text:span></text:p>
      <text:p text:style-name="P1031"><text:s text:c="12"/>}</text:p>
      <text:p text:style-name="P1032"><text:span text:style-name="T1033"><text:s text:c="12"/></text:span><text:span text:style-name="T1034">else</text:span><text:span text:style-name="T1035"><text:s/>{</text:span></text:p>
      <text:p text:style-name="P1036"><text:span text:style-name="T1037"><text:s text:c="16"/></text:span><text:span text:style-name="T1038">echo</text:span><text:span text:style-name="T1039"><text:s/></text:span><text:span text:style-name="T1040">"Out of stock"</text:span><text:span text:style-name="T1041">;</text:span><text:span text:style-name="T1042"><text:s/>else echo out of stock message</text:span></text:p>
      <text:p text:style-name="P1043"><text:s text:c="12"/>}}}</text:p>
      <text:p text:style-name="P1044"><text:span text:style-name="T1045">?&gt;</text:span><text:span text:style-name="T1046"><text:s/></text:span></text:p>
      <text:p text:style-name="Normal"/>
      <text:p text:style-name="Normal"/>
      <text:p text:style-name="Normal"/>
      <text:soft-page-break/>
      <text:p text:style-name="Normal">Logout.php</text:p>
      <text:p text:style-name="P1047"><text:span text:style-name="T1048">&lt;?php</text:span><text:span text:style-name="T1049"><text:s/></text:span></text:p>
      <text:p text:style-name="P1050"/>
      <text:p text:style-name="P1051"><text:span text:style-name="T1052">session_start</text:span><text:span text:style-name="T1053">();</text:span><text:span text:style-name="T1054"><text:s/>start session<text:s/></text:span></text:p>
      <text:p text:style-name="P1055"><text:span text:style-name="T1056">session_destroy</text:span><text:span text:style-name="T1057">();</text:span><text:span text:style-name="T1058"><text:s/>destroy session<text:s/></text:span></text:p>
      <text:p text:style-name="P1059"><text:span text:style-name="T1060">unset</text:span><text:span text:style-name="T1061">(</text:span><text:span text:style-name="T1062">$_SESSION</text:span><text:span text:style-name="T1063">);</text:span><text:span text:style-name="T1064"><text:s/>unset session<text:s/></text:span></text:p>
      <text:p text:style-name="P1065"><text:span text:style-name="T1066">session_write_close</text:span><text:span text:style-name="T1067">();</text:span><text:span text:style-name="T1068"><text:s/>close session</text:span></text:p>
      <text:p text:style-name="P1069"><text:span text:style-name="T1070">header</text:span><text:span text:style-name="T1071">(</text:span><text:span text:style-name="T1072">'Location:index1.php'</text:span><text:span text:style-name="T1073">);</text:span><text:span text:style-name="T1074"><text:s/>redirect to index1.php</text:span></text:p>
      <text:p text:style-name="P1075"><text:span text:style-name="T1076">exit</text:span><text:span text:style-name="T1077">;</text:span></text:p>
      <text:p text:style-name="P1078"/>
      <text:p text:style-name="P1079"><text:span text:style-name="T1080">?&gt;</text:span></text:p>
      <text:p text:style-name="Normal"/>
      <text:p text:style-name="Normal">Sign.php</text:p>
      <text:p text:style-name="P1081"><text:span text:style-name="T1082">&lt;?php</text:span><text:span text:style-name="T1083"><text:s/></text:span></text:p>
      <text:p text:style-name="P1084">include(‘include a functions.php’);</text:p>
      <text:p text:style-name="P1085"><text:span text:style-name="T1086">$usernames</text:span><text:span text:style-name="T1087"><text:s/>=<text:s/></text:span><text:span text:style-name="T1088">htmlentities</text:span><text:span text:style-name="T1089">(</text:span><text:span text:style-name="T1090">$_POST</text:span><text:span text:style-name="T1091">[</text:span><text:span text:style-name="T1092">"username"</text:span><text:span text:style-name="T1093">]);</text:span><text:span text:style-name="T1094"><text:s/>store the posted input into usernames variable<text:s/></text:span></text:p>
      <text:p text:style-name="P1095"><text:span text:style-name="T1096">$passwords</text:span><text:span text:style-name="T1097"><text:s/>=<text:s/></text:span><text:span text:style-name="T1098">htmlentities</text:span><text:span text:style-name="T1099">(</text:span><text:span text:style-name="T1100">$_POST</text:span><text:span text:style-name="T1101">[</text:span><text:span text:style-name="T1102">"password"</text:span><text:span text:style-name="T1103">]);</text:span><text:span text:style-name="T1104"><text:s/>store the posted input into passwords variable<text:s/></text:span></text:p>
      <text:p text:style-name="P1105"/>
      <text:p text:style-name="P1106"><text:span text:style-name="T1107">session_start</text:span><text:span text:style-name="T1108">();starts a session</text:span></text:p>
      <text:p text:style-name="P1109"><text:span text:style-name="T1110">$database</text:span><text:span text:style-name="T1111"><text:s/>=<text:s/></text:span><text:span text:style-name="T1112">connect</text:span><text:span text:style-name="T1113">();</text:span><text:span text:style-name="T1114"><text:s/></text:span><text:span text:style-name="T1115">Connects to the database via the connect function from funtions.php</text:span></text:p>
      <text:p text:style-name="P1116"><text:span text:style-name="T1117">$results</text:span><text:span text:style-name="T1118"><text:s/>=</text:span><text:span text:style-name="T1119">$database</text:span><text:span text:style-name="T1120">-&gt;</text:span><text:span text:style-name="T1121">prepare</text:span><text:span text:style-name="T1122">(</text:span><text:span text:style-name="T1123">"</text:span><text:span text:style-name="T1124">SELECT</text:span><text:span text:style-name="T1125"><text:s/></text:span><text:span text:style-name="T1126">*</text:span><text:span text:style-name="T1127"><text:s/></text:span><text:span text:style-name="T1128">FROM</text:span><text:span text:style-name="T1129"><text:s/>users<text:s/></text:span><text:span text:style-name="T1130">WHERE</text:span><text:span text:style-name="T1131"><text:s/>username<text:s/></text:span><text:span text:style-name="T1132">=</text:span><text:span text:style-name="T1133">:</text:span><text:span text:style-name="T1134">name</text:span><text:span text:style-name="T1135"><text:s/></text:span><text:span text:style-name="T1136">AND</text:span><text:span text:style-name="T1137"><text:s/></text:span><text:span text:style-name="T1138">password</text:span><text:span text:style-name="T1139"><text:s/></text:span><text:span text:style-name="T1140">=</text:span><text:span text:style-name="T1141">:pass"</text:span><text:span text:style-name="T1142">);</text:span><text:span text:style-name="T1143"><text:s/>select all from users where username and password are equal to the ones retrieved from the form<text:s/></text:span></text:p>
      <text:p text:style-name="P1144"><text:span text:style-name="T1145">$results</text:span><text:span text:style-name="T1146">-&gt;</text:span><text:span text:style-name="T1147">bindParam</text:span><text:span text:style-name="T1148">(</text:span><text:span text:style-name="T1149">':name'</text:span><text:span text:style-name="T1150">,<text:s/></text:span><text:span text:style-name="T1151">$usernames</text:span><text:span text:style-name="T1152">);</text:span><text:span text:style-name="T1153"><text:s/>binds :name to usernames</text:span></text:p>
      <text:p text:style-name="P1154"><text:span text:style-name="T1155">$results</text:span><text:span text:style-name="T1156">-&gt;</text:span><text:span text:style-name="T1157">bindParam</text:span><text:span text:style-name="T1158">(</text:span><text:span text:style-name="T1159">':pass'</text:span><text:span text:style-name="T1160">,<text:s/></text:span><text:span text:style-name="T1161">$passwords</text:span><text:span text:style-name="T1162">);</text:span><text:span text:style-name="T1163"><text:s/>binds :pass to password</text:span></text:p>
      <text:p text:style-name="P1164"><text:span text:style-name="T1165">$results</text:span><text:span text:style-name="T1166">-&gt;</text:span><text:span text:style-name="T1167">execute</text:span><text:span text:style-name="T1168">();</text:span><text:span text:style-name="T1169"><text:s/>executes the results statement<text:s/></text:span></text:p>
      <text:p text:style-name="P1170"><text:s/></text:p>
      <text:p text:style-name="P1171"><text:span text:style-name="T1172">$loginRow</text:span><text:span text:style-name="T1173">=</text:span><text:span text:style-name="T1174">$results</text:span><text:span text:style-name="T1175">-&gt;</text:span><text:span text:style-name="T1176">fetch</text:span><text:span text:style-name="T1177">();</text:span><text:span text:style-name="T1178"><text:s/>fetch results from the users</text:span></text:p>
      <text:p text:style-name="P1179"/>
      <text:p text:style-name="P1180"><text:span text:style-name="T1181">if</text:span><text:span text:style-name="T1182"><text:s/>(</text:span><text:span text:style-name="T1183">$loginRow</text:span><text:span text:style-name="T1184">!=</text:span><text:span text:style-name="T1185">false</text:span><text:span text:style-name="T1186">)<text:s/></text:span><text:span text:style-name="T1187"><text:s/>if details are not false initiate a session and redirect to index.php<text:s/></text:span></text:p>
      <text:p text:style-name="P1188">{</text:p>
      <text:p text:style-name="P1189"><text:span text:style-name="T1190"><text:s text:c="8"/></text:span><text:span text:style-name="T1191">$_SESSION</text:span><text:span text:style-name="T1192">[</text:span><text:span text:style-name="T1193">"gatekeeper"</text:span><text:span text:style-name="T1194">] =<text:s/></text:span><text:span text:style-name="T1195">$usernames</text:span><text:span text:style-name="T1196">;</text:span></text:p>
      <text:p text:style-name="P1197"><text:span text:style-name="T1198"><text:s text:c="8"/></text:span><text:span text:style-name="T1199">$_SESSION</text:span><text:span text:style-name="T1200">[</text:span><text:span text:style-name="T1201">"isadmin"</text:span><text:span text:style-name="T1202">] =<text:s/></text:span><text:span text:style-name="T1203">$loginRow</text:span><text:span text:style-name="T1204">[</text:span><text:span text:style-name="T1205">"isadmin"</text:span><text:span text:style-name="T1206">];</text:span></text:p>
      <text:p text:style-name="P1207"><text:span text:style-name="T1208"><text:s text:c="8"/></text:span><text:span text:style-name="T1209">header</text:span><text:span text:style-name="T1210">(</text:span><text:span text:style-name="T1211">"Location: index.php"</text:span><text:span text:style-name="T1212">);</text:span></text:p>
      <text:p text:style-name="P1213">}</text:p>
      <text:p text:style-name="P1214"><text:span text:style-name="T1215">else</text:span></text:p>
      <text:p text:style-name="P1216">{<text:s/>else display the error message</text:p>
      <text:p text:style-name="P1217"><text:span text:style-name="T1218"><text:s text:c="4"/></text:span><text:span text:style-name="T1219">echo</text:span><text:span text:style-name="T1220"><text:s/></text:span><text:span text:style-name="T1221">"Incorrect <text:s/>username or password please register &lt;a href='singup.php'&gt; here &lt;/a&gt; "</text:span><text:span text:style-name="T1222">;</text:span></text:p>
      <text:p text:style-name="P1223">}</text:p>
      <text:p text:style-name="P1224"><text:span text:style-name="T1225">?&gt;</text:span></text:p>
      <text:soft-page-break/>
      <text:p text:style-name="Normal">Register.php<text:s/></text:p>
      <text:p text:style-name="P1226"><text:span text:style-name="T1227">&lt;?php</text:span></text:p>
      <text:p text:style-name="P1228"/>
      <text:p text:style-name="P1229"><text:span text:style-name="T1230">session_start</text:span><text:span text:style-name="T1231">();</text:span><text:span text:style-name="T1232"><text:s/>start session</text:span></text:p>
      <text:p text:style-name="P1233"/>
      <text:p text:style-name="P1234">include(‘include a functions.php’)</text:p>
      <text:p text:style-name="P1235">all inputs are send to this script and stored into a variable</text:p>
      <text:p text:style-name="P1236"><text:span text:style-name="T1237">$name</text:span><text:span text:style-name="T1238">=<text:s/></text:span><text:span text:style-name="T1239">htmlentities</text:span><text:span text:style-name="T1240">(</text:span><text:span text:style-name="T1241">$_GET</text:span><text:span text:style-name="T1242">[</text:span><text:span text:style-name="T1243">"username"</text:span><text:span text:style-name="T1244">]);</text:span><text:span text:style-name="T1245"><text:s text:c="2"/></text:span></text:p>
      <text:p text:style-name="P1246"><text:span text:style-name="T1247">$pass</text:span><text:span text:style-name="T1248">=<text:s/></text:span><text:span text:style-name="T1249">htmlentities</text:span><text:span text:style-name="T1250">(</text:span><text:span text:style-name="T1251">$_GET</text:span><text:span text:style-name="T1252">[</text:span><text:span text:style-name="T1253">"password"</text:span><text:span text:style-name="T1254">]);</text:span></text:p>
      <text:p text:style-name="P1255"><text:span text:style-name="T1256">$day</text:span><text:span text:style-name="T1257">=<text:s/></text:span><text:span text:style-name="T1258">htmlentities</text:span><text:span text:style-name="T1259">(</text:span><text:span text:style-name="T1260">$_GET</text:span><text:span text:style-name="T1261">[</text:span><text:span text:style-name="T1262">"dayofB"</text:span><text:span text:style-name="T1263">]);</text:span></text:p>
      <text:p text:style-name="P1264"><text:span text:style-name="T1265">$month</text:span><text:span text:style-name="T1266">=<text:s/></text:span><text:span text:style-name="T1267">htmlentities</text:span><text:span text:style-name="T1268">(</text:span><text:span text:style-name="T1269">$_GET</text:span><text:span text:style-name="T1270">[</text:span><text:span text:style-name="T1271">"mounthofB"</text:span><text:span text:style-name="T1272">]);</text:span></text:p>
      <text:p text:style-name="P1273"><text:span text:style-name="T1274">$year</text:span><text:span text:style-name="T1275">=<text:s/></text:span><text:span text:style-name="T1276">htmlentities</text:span><text:span text:style-name="T1277">(</text:span><text:span text:style-name="T1278">$_GET</text:span><text:span text:style-name="T1279">[</text:span><text:span text:style-name="T1280">"yearofB"</text:span><text:span text:style-name="T1281">]);</text:span></text:p>
      <text:p text:style-name="P1282"/>
      <text:p text:style-name="P1283"><text:span text:style-name="T1284">$database</text:span><text:span text:style-name="T1285"><text:s/>=<text:s/></text:span><text:span text:style-name="T1286">connect</text:span><text:span text:style-name="T1287">();</text:span><text:span text:style-name="T1288"><text:s/></text:span><text:span text:style-name="T1289">Connects to the database via the connect function from funtions.php</text:span></text:p>
      <text:p text:style-name="P1290"/>
      <text:p text:style-name="P1291"><text:span text:style-name="T1292">$results</text:span><text:span text:style-name="T1293"><text:s/>=<text:s/></text:span><text:span text:style-name="T1294">$database</text:span><text:span text:style-name="T1295">-&gt;</text:span><text:span text:style-name="T1296">prepare</text:span><text:span text:style-name="T1297">(</text:span><text:span text:style-name="T1298">"<text:s/></text:span><text:span text:style-name="T1299">INSERT</text:span><text:span text:style-name="T1300"><text:s/></text:span><text:span text:style-name="T1301">INTO</text:span><text:span text:style-name="T1302"><text:s/>users (username,</text:span><text:span text:style-name="T1303">password</text:span><text:span text:style-name="T1304">, isadmin , dayofbirth, monthofbirth, yearofbirth)<text:s/></text:span><text:span text:style-name="T1305">VALUES</text:span><text:span text:style-name="T1306"><text:s/>(:</text:span><text:span text:style-name="T1307">name</text:span><text:span text:style-name="T1308">,:pass,</text:span><text:span text:style-name="T1309">0</text:span><text:span text:style-name="T1310">,:</text:span><text:span text:style-name="T1311">day</text:span><text:span text:style-name="T1312">,:</text:span><text:span text:style-name="T1313">month</text:span><text:span text:style-name="T1314">,:</text:span><text:span text:style-name="T1315">year</text:span><text:span text:style-name="T1316">)"</text:span><text:span text:style-name="T1317">);</text:span><text:span text:style-name="T1318"><text:s/></text:span></text:p>
      <text:p text:style-name="P1319">Insert into the users table the fallowing values that are bonded by to the specific variable<text:s/></text:p>
      <text:p text:style-name="P1320"><text:span text:style-name="T1321">$results</text:span><text:span text:style-name="T1322">-&gt;</text:span><text:span text:style-name="T1323">bindParam</text:span><text:span text:style-name="T1324">(</text:span><text:span text:style-name="T1325">':name'</text:span><text:span text:style-name="T1326">,<text:s/></text:span><text:span text:style-name="T1327">$name</text:span><text:span text:style-name="T1328">);</text:span></text:p>
      <text:p text:style-name="P1329"><text:span text:style-name="T1330">$results</text:span><text:span text:style-name="T1331">-&gt;</text:span><text:span text:style-name="T1332">bindParam</text:span><text:span text:style-name="T1333">(</text:span><text:span text:style-name="T1334">':pass'</text:span><text:span text:style-name="T1335">,<text:s/></text:span><text:span text:style-name="T1336">$pass</text:span><text:span text:style-name="T1337">);</text:span></text:p>
      <text:p text:style-name="P1338"><text:span text:style-name="T1339">$results</text:span><text:span text:style-name="T1340">-&gt;</text:span><text:span text:style-name="T1341">bindParam</text:span><text:span text:style-name="T1342">(</text:span><text:span text:style-name="T1343">':day'</text:span><text:span text:style-name="T1344">, <text:s/></text:span><text:span text:style-name="T1345">$day</text:span><text:span text:style-name="T1346">);</text:span></text:p>
      <text:p text:style-name="P1347"><text:span text:style-name="T1348">$results</text:span><text:span text:style-name="T1349">-&gt;</text:span><text:span text:style-name="T1350">bindParam</text:span><text:span text:style-name="T1351">(</text:span><text:span text:style-name="T1352">':month'</text:span><text:span text:style-name="T1353">,<text:s/></text:span><text:span text:style-name="T1354">$month</text:span><text:span text:style-name="T1355">);</text:span></text:p>
      <text:p text:style-name="P1356"><text:span text:style-name="T1357">$results</text:span><text:span text:style-name="T1358">-&gt;</text:span><text:span text:style-name="T1359">bindParam</text:span><text:span text:style-name="T1360">(</text:span><text:span text:style-name="T1361">':year'</text:span><text:span text:style-name="T1362">,<text:s/></text:span><text:span text:style-name="T1363">$year</text:span><text:span text:style-name="T1364">);</text:span></text:p>
      <text:p text:style-name="P1365"><text:span text:style-name="T1366">$results</text:span><text:span text:style-name="T1367">-&gt;</text:span><text:span text:style-name="T1368">execute</text:span><text:span text:style-name="T1369">();</text:span><text:span text:style-name="T1370"><text:s/>executes the results statement</text:span></text:p>
      <text:p text:style-name="P1371"/>
      <text:p text:style-name="P1372">Message to say registration was successful<text:s/></text:p>
      <text:p text:style-name="P1373"><text:span text:style-name="T1374">echo</text:span><text:span text:style-name="T1375"><text:s/></text:span><text:span text:style-name="T1376">"registration successful please &lt;a href='login.php'&gt; log in &lt;/a&gt;"</text:span><text:span text:style-name="T1377"><text:s/></text:span></text:p>
      <text:p text:style-name="Normal"/>
      <text:p text:style-name="Normal">header.php</text:p>
      <text:p text:style-name="P1378"/>
      <text:p text:style-name="P1379"><text:span text:style-name="T1380">$results</text:span><text:span text:style-name="T1381"><text:s/>=<text:s/></text:span><text:span text:style-name="T1382">connect</text:span><text:span text:style-name="T1383">()-&gt;</text:span><text:span text:style-name="T1384">prepare</text:span><text:span text:style-name="T1385">(</text:span><text:span text:style-name="T1386">"</text:span><text:span text:style-name="T1387">SELECT</text:span><text:span text:style-name="T1388"><text:s/>username<text:s/></text:span><text:span text:style-name="T1389">FROM</text:span><text:span text:style-name="T1390"><text:s/>users<text:s/></text:span><text:span text:style-name="T1391">WHERE</text:span><text:span text:style-name="T1392"><text:s/>username<text:s/></text:span><text:span text:style-name="T1393">=</text:span><text:span text:style-name="T1394">:</text:span><text:span text:style-name="T1395">name</text:span><text:span text:style-name="T1396">"</text:span><text:span text:style-name="T1397">);</text:span></text:p>
      <text:p text:style-name="P1398">Selects all from users where session is equal to the current user<text:s/></text:p>
      <text:p text:style-name="P1399"><text:span text:style-name="T1400">$results</text:span><text:span text:style-name="T1401">-&gt;</text:span><text:span text:style-name="T1402">bindParam</text:span><text:span text:style-name="T1403">(</text:span><text:span text:style-name="T1404">':name'</text:span><text:span text:style-name="T1405">,<text:s/></text:span><text:span text:style-name="T1406">$session</text:span><text:span text:style-name="T1407">);</text:span></text:p>
      <text:p text:style-name="P1408"><text:span text:style-name="T1409">$results</text:span><text:span text:style-name="T1410">-&gt;</text:span><text:span text:style-name="T1411">execute</text:span><text:span text:style-name="T1412">();</text:span><text:span text:style-name="T1413"><text:s/>executes the results statement<text:s/></text:span></text:p>
      <text:p text:style-name="P1414"><text:span text:style-name="T1415">$row</text:span><text:span text:style-name="T1416">=</text:span><text:span text:style-name="T1417">$results</text:span><text:span text:style-name="T1418">-&gt;</text:span><text:span text:style-name="T1419">fetch</text:span><text:span text:style-name="T1420">();</text:span><text:span text:style-name="T1421"><text:s/>retrieves the results from the database<text:s/></text:span></text:p>
      <text:p text:style-name="P1422">Echoes the img and text that shows current logged in user<text:s/></text:p>
      <text:p text:style-name="P1423"><text:span text:style-name="T1424">echo</text:span><text:span text:style-name="T1425"><text:s/></text:span><text:span text:style-name="T1426">"&lt;main&gt;</text:span></text:p>
      <text:p text:style-name="P1427"><text:span text:style-name="T1428">&lt;img class='avatar' src='img/if_30.User_290120.png' alt='Avatar'&gt;</text:span></text:p>
      <text:p text:style-name="P1429"><text:span text:style-name="T1430">&lt;p class='signedIn'&gt; Signed in as "</text:span><text:span text:style-name="T1431">.</text:span><text:span text:style-name="T1432">$row</text:span><text:span text:style-name="T1433">[</text:span><text:span text:style-name="T1434">"username"</text:span><text:span text:style-name="T1435">].<text:s/></text:span><text:span text:style-name="T1436">"&lt;/p&gt;</text:span></text:p>
      <text:p text:style-name="P1437"><text:span text:style-name="T1438">&lt;/main&gt; "</text:span><text:span text:style-name="T1439">;</text:span></text:p>
      <text:soft-page-break/>
      <text:p text:style-name="P1440"><text:span text:style-name="T1441">&lt;?php</text:span><text:span text:style-name="T1442"><text:s/></text:span></text:p>
      <text:p text:style-name="P1443"/>
      <text:p text:style-name="P1444"><text:span text:style-name="T1445">function</text:span><text:span text:style-name="T1446"><text:s/></text:span><text:span text:style-name="T1447">connect</text:span><text:span text:style-name="T1448">() {</text:span></text:p>
      <text:p text:style-name="P1449"><text:span text:style-name="T1450"><text:s text:c="4"/></text:span><text:span text:style-name="T1451">$conn</text:span><text:span text:style-name="T1452"><text:s/>=<text:s/></text:span><text:span text:style-name="T1453">new</text:span><text:span text:style-name="T1454"><text:s/></text:span><text:span text:style-name="T1455">PDO</text:span><text:span text:style-name="T1456"><text:s/></text:span><text:span text:style-name="T1457">(</text:span><text:span text:style-name="T1458">mysql:host=localhost;dbname=assign029;", "assign029", 'quaexaiY');</text:span></text:p>
      <text:p text:style-name="P1459"><text:span text:style-name="T1460"><text:s text:c="4"/></text:span><text:span text:style-name="T1461">return</text:span><text:span text:style-name="T1462"><text:s/></text:span><text:span text:style-name="T1463">$conn</text:span><text:span text:style-name="T1464">;</text:span></text:p>
      <text:p text:style-name="P1465">}<text:s/></text:p>
      <text:p text:style-name="P1466">Creates a function called connect that connects to the database and returns the result into a $conn variable</text:p>
      <text:p text:style-name="P1467"><text:span text:style-name="T1468">?&gt;</text:span></text:p>
      <text:p text:style-name="Normal"/>
      <text:p text:style-name="Normal">Settings.php</text:p>
      <text:p text:style-name="P1469"><text:span text:style-name="T1470">if</text:span><text:span text:style-name="T1471"><text:s/>(</text:span><text:span text:style-name="T1472">isset</text:span><text:span text:style-name="T1473">(</text:span><text:span text:style-name="T1474">$_SESSION</text:span><text:span text:style-name="T1475">[</text:span><text:span text:style-name="T1476">"isadmin"</text:span><text:span text:style-name="T1477">]) &amp;&amp;<text:s/></text:span><text:span text:style-name="T1478">$_SESSION</text:span><text:span text:style-name="T1479">[</text:span><text:span text:style-name="T1480">"isadmin"</text:span><text:span text:style-name="T1481">] ==<text:s/></text:span><text:span text:style-name="T1482">1</text:span><text:span text:style-name="T1483"><text:s/>)</text:span></text:p>
      <text:p text:style-name="P1484">{</text:p>
      <text:p text:style-name="P1485">If session isadmin is set and session isadmin is == 1 to one user has an admin status and can continue</text:p>
      <text:p text:style-name="Normal"/>
      <text:p text:style-name="Normal">Add.php</text:p>
      <text:p text:style-name="P1486"><text:span text:style-name="T1487">&lt;?php</text:span></text:p>
      <text:p text:style-name="P1488"/>
      <text:p text:style-name="P1489"><text:span text:style-name="T1490">session_start</text:span><text:span text:style-name="T1491">();</text:span><text:span text:style-name="T1492"><text:s/>starts the session</text:span></text:p>
      <text:p text:style-name="P1493"><text:span text:style-name="T1494">include</text:span><text:span text:style-name="T1495">(</text:span><text:span text:style-name="T1496">'functions.php'</text:span><text:span text:style-name="T1497">);</text:span><text:span text:style-name="T1498"><text:s/>includes the functions.php file stores the following posted inputs into<text:s/></text:span><text:span text:style-name="T1499">a unique variable</text:span><text:span text:style-name="T1500"><text:s/></text:span></text:p>
      <text:p text:style-name="P1501"/>
      <text:p text:style-name="P1502"><text:span text:style-name="T1503"><text:s text:c="4"/></text:span><text:span text:style-name="T1504">$database</text:span><text:span text:style-name="T1505"><text:s/>=<text:s/></text:span><text:span text:style-name="T1506">connect</text:span><text:span text:style-name="T1507">();</text:span><text:span text:style-name="T1508"><text:s/></text:span><text:span text:style-name="T1509">Connects to the database via the connect function from funtions.php</text:span></text:p>
      <text:p text:style-name="P1510"><text:s text:c="4"/></text:p>
      <text:p text:style-name="P1511"><text:span text:style-name="T1512"><text:s text:c="4"/></text:span><text:span text:style-name="T1513">$results</text:span><text:span text:style-name="T1514"><text:s/>=</text:span><text:span text:style-name="T1515">$database</text:span><text:span text:style-name="T1516"><text:s/>-&gt;</text:span><text:span text:style-name="T1517">prepare</text:span><text:span text:style-name="T1518">(</text:span><text:span text:style-name="T1519">"<text:s/></text:span><text:span text:style-name="T1520">INSERT</text:span><text:span text:style-name="T1521"><text:s/></text:span><text:span text:style-name="T1522">INTO</text:span><text:span text:style-name="T1523"><text:s/>products (</text:span><text:span text:style-name="T1524">name</text:span><text:span text:style-name="T1525">,manufacturer,<text:s/></text:span><text:span text:style-name="T1526">description</text:span><text:span text:style-name="T1527"><text:s/>, price, stocklevel, agelimit)<text:s/></text:span><text:span text:style-name="T1528">VALUES</text:span><text:span text:style-name="T1529"><text:s/>(:</text:span><text:span text:style-name="T1530">name</text:span><text:span text:style-name="T1531"><text:s/>,:manufacturer, :</text:span><text:span text:style-name="T1532">description</text:span><text:span text:style-name="T1533">,:price,:stock,:age)"</text:span><text:span text:style-name="T1534">);</text:span></text:p>
      <text:p text:style-name="P1535">Inserts into products with the values of the retrieved inputs stored in variables and bonded via statement <text:s/></text:p>
      <text:p text:style-name="P1536"><text:span text:style-name="T1537"><text:s text:c="4"/></text:span><text:span text:style-name="T1538">$results</text:span><text:span text:style-name="T1539">-&gt;</text:span><text:span text:style-name="T1540">bindParam</text:span><text:span text:style-name="T1541">(</text:span><text:span text:style-name="T1542">":name"</text:span><text:span text:style-name="T1543">,<text:s/></text:span><text:span text:style-name="T1544">$name</text:span><text:span text:style-name="T1545">);</text:span></text:p>
      <text:p text:style-name="P1546"><text:span text:style-name="T1547"><text:s text:c="4"/></text:span><text:span text:style-name="T1548">$results</text:span><text:span text:style-name="T1549">-&gt;</text:span><text:span text:style-name="T1550">bindParam</text:span><text:span text:style-name="T1551">(</text:span><text:span text:style-name="T1552">":manufacturer"</text:span><text:span text:style-name="T1553">,<text:s/></text:span><text:span text:style-name="T1554">$manufacturer</text:span><text:span text:style-name="T1555">);</text:span></text:p>
      <text:p text:style-name="P1556"><text:span text:style-name="T1557"><text:s text:c="4"/></text:span><text:span text:style-name="T1558">$results</text:span><text:span text:style-name="T1559">-&gt;</text:span><text:span text:style-name="T1560">bindParam</text:span><text:span text:style-name="T1561">(</text:span><text:span text:style-name="T1562">":description"</text:span><text:span text:style-name="T1563">,<text:s/></text:span><text:span text:style-name="T1564">$description</text:span><text:span text:style-name="T1565">);</text:span></text:p>
      <text:p text:style-name="P1566"><text:span text:style-name="T1567"><text:s text:c="4"/></text:span><text:span text:style-name="T1568">$results</text:span><text:span text:style-name="T1569">-&gt;</text:span><text:span text:style-name="T1570">bindParam</text:span><text:span text:style-name="T1571">(</text:span><text:span text:style-name="T1572">":price"</text:span><text:span text:style-name="T1573">,<text:s/></text:span><text:span text:style-name="T1574">$price</text:span><text:span text:style-name="T1575">);</text:span></text:p>
      <text:p text:style-name="P1576"><text:span text:style-name="T1577"><text:s text:c="4"/></text:span><text:span text:style-name="T1578">$results</text:span><text:span text:style-name="T1579">-&gt;</text:span><text:span text:style-name="T1580">bindParam</text:span><text:span text:style-name="T1581">(</text:span><text:span text:style-name="T1582">":stock"</text:span><text:span text:style-name="T1583">,<text:s/></text:span><text:span text:style-name="T1584">$stock</text:span><text:span text:style-name="T1585">);</text:span></text:p>
      <text:p text:style-name="P1586"><text:span text:style-name="T1587"><text:s text:c="4"/></text:span><text:span text:style-name="T1588">$results</text:span><text:span text:style-name="T1589">-&gt;</text:span><text:span text:style-name="T1590">bindParam</text:span><text:span text:style-name="T1591">(</text:span><text:span text:style-name="T1592">":age"</text:span><text:span text:style-name="T1593">,<text:s/></text:span><text:span text:style-name="T1594">$age</text:span><text:span text:style-name="T1595">);</text:span></text:p>
      <text:p text:style-name="P1596"><text:span text:style-name="T1597"><text:s text:c="4"/></text:span><text:span text:style-name="T1598">$results</text:span><text:span text:style-name="T1599">-&gt;</text:span><text:span text:style-name="T1600">execute</text:span><text:span text:style-name="T1601">();</text:span><text:span text:style-name="T1602"><text:s/>executes the prepared statement<text:s/></text:span></text:p>
      <text:p text:style-name="P1603"><text:span text:style-name="T1604">?&gt;</text:span></text:p>
      <text:p text:style-name="Normal"/>
      <text:p text:style-name="Normal"/>
      <text:p text:style-name="Normal"/>
      <text:soft-page-break/>
      <text:p text:style-name="Normal">Delete.php</text:p>
      <text:p text:style-name="P1605"><text:span text:style-name="T1606">&lt;?php</text:span><text:span text:style-name="T1607"><text:s/></text:span></text:p>
      <text:p text:style-name="P1608"/>
      <text:p text:style-name="P1609"><text:span text:style-name="T1610">session_start</text:span><text:span text:style-name="T1611">();</text:span><text:span text:style-name="T1612"><text:s/>stars session<text:s/></text:span></text:p>
      <text:p text:style-name="P1613"/>
      <text:p text:style-name="P1614"><text:span text:style-name="T1615">if</text:span><text:span text:style-name="T1616"><text:s/>(</text:span><text:span text:style-name="T1617">isset</text:span><text:span text:style-name="T1618">(</text:span><text:span text:style-name="T1619">$_SESSION</text:span><text:span text:style-name="T1620">[</text:span><text:span text:style-name="T1621">"isadmin"</text:span><text:span text:style-name="T1622">]) &amp;&amp;<text:s/></text:span><text:span text:style-name="T1623">$_SESSION</text:span><text:span text:style-name="T1624">[</text:span><text:span text:style-name="T1625">"isadmin"</text:span><text:span text:style-name="T1626">] ==<text:s/></text:span><text:span text:style-name="T1627">1</text:span><text:span text:style-name="T1628"><text:s/>)</text:span></text:p>
      <text:p text:style-name="P1629">{</text:p>
      <text:p text:style-name="P1630">If session isadmin is set and session isadmin is == 1 to one user has an admin status and can continue</text:p>
      <text:p text:style-name="P1631"/>
      <text:p text:style-name="P1632"><text:s text:c="3"/></text:p>
      <text:p text:style-name="P1633"><text:span text:style-name="T1634">include</text:span><text:span text:style-name="T1635">(</text:span><text:span text:style-name="T1636">'functions.php'</text:span><text:span text:style-name="T1637">);</text:span><text:span text:style-name="T1638"><text:s/>includes the functions.php file</text:span></text:p>
      <text:p text:style-name="P1639"/>
      <text:p text:style-name="P1640"><text:span text:style-name="T1641">$getID</text:span><text:span text:style-name="T1642"><text:s/>=<text:s/></text:span><text:span text:style-name="T1643">htmlentities</text:span><text:span text:style-name="T1644">(</text:span><text:span text:style-name="T1645">$_POST</text:span><text:span text:style-name="T1646">[</text:span><text:span text:style-name="T1647">"id"</text:span><text:span text:style-name="T1648">]);</text:span><text:span text:style-name="T1649"><text:s/>retrieves the posted input and stores it into a variable</text:span></text:p>
      <text:p text:style-name="P1650"/>
      <text:p text:style-name="P1651"><text:span text:style-name="T1652">$database</text:span><text:span text:style-name="T1653"><text:s/>=<text:s/></text:span><text:span text:style-name="T1654">connect</text:span><text:span text:style-name="T1655">();</text:span><text:span text:style-name="T1656"><text:s/></text:span><text:span text:style-name="T1657">Connects to the database via the connect function from funtions.php</text:span></text:p>
      <text:p text:style-name="P1658"/>
      <text:p text:style-name="P1659"><text:span text:style-name="T1660">$results</text:span><text:span text:style-name="T1661"><text:s/>=<text:s/></text:span><text:span text:style-name="T1662">$database</text:span><text:span text:style-name="T1663">-&gt;</text:span><text:span text:style-name="T1664">prepare</text:span><text:span text:style-name="T1665">(</text:span><text:span text:style-name="T1666">"</text:span><text:span text:style-name="T1667">DELETE</text:span><text:span text:style-name="T1668"><text:s/></text:span><text:span text:style-name="T1669">FROM</text:span><text:span text:style-name="T1670"><text:s/>products<text:s/></text:span><text:span text:style-name="T1671">WHERE</text:span><text:span text:style-name="T1672"><text:s/>ID<text:s/></text:span><text:span text:style-name="T1673">=</text:span><text:span text:style-name="T1674"><text:s/>:</text:span><text:span text:style-name="T1675">delete</text:span><text:span text:style-name="T1676">"</text:span><text:span text:style-name="T1677">);</text:span></text:p>
      <text:p text:style-name="P1678">Deletes from products where the ID is the inputted ID that is stored in :delete<text:s/></text:p>
      <text:p text:style-name="P1679"><text:span text:style-name="T1680">$results</text:span><text:span text:style-name="T1681">-&gt;</text:span><text:span text:style-name="T1682">bindParam</text:span><text:span text:style-name="T1683">(</text:span><text:span text:style-name="T1684">":delete"</text:span><text:span text:style-name="T1685">,<text:s/></text:span><text:span text:style-name="T1686">$getID</text:span><text:span text:style-name="T1687">);</text:span><text:span text:style-name="T1688"><text:s/>binds the :delete to $getID variable</text:span></text:p>
      <text:p text:style-name="P1689"><text:span text:style-name="T1690">$results</text:span><text:span text:style-name="T1691">-&gt;</text:span><text:span text:style-name="T1692">execute</text:span><text:span text:style-name="T1693">();</text:span><text:span text:style-name="T1694"><text:s/>executes results statement<text:s/></text:span></text:p>
      <text:p text:style-name="P1695"/>
      <text:p text:style-name="P1696"><text:span text:style-name="T1697">echo</text:span><text:span text:style-name="T1698"><text:s/></text:span><text:span text:style-name="T1699">"Product Deleted"</text:span><text:span text:style-name="T1700">;</text:span><text:span text:style-name="T1701"><text:s/>echo message to say product has been deleted<text:s/></text:span></text:p>
      <text:p text:style-name="P1702"/>
      <text:p text:style-name="P1703">}</text:p>
      <text:p text:style-name="P1704"><text:span text:style-name="T1705">else</text:span><text:span text:style-name="T1706"><text:s/>{</text:span></text:p>
      <text:p text:style-name="P1707"><text:tab/>error message to say user is not an admin so he cannot delete a product<text:s/></text:p>
      <text:p text:style-name="P1708"><text:span text:style-name="T1709"><text:s text:c="4"/></text:span><text:span text:style-name="T1710">echo</text:span><text:span text:style-name="T1711">" Error Action can only be performed by an Admin "</text:span><text:span text:style-name="T1712">;</text:span></text:p>
      <text:p text:style-name="P1713">}</text:p>
      <text:p text:style-name="P1714"><text:span text:style-name="T1715">?&gt;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onstantin Ruzhev</meta:initial-creator>
    <dc:creator>Konstantin Ruzhev</dc:creator>
    <meta:creation-date>2018-04-20T17:27:00Z</meta:creation-date>
    <dc:date>2018-04-20T18:59:00Z</dc:date>
    <meta:template xlink:href="Normal.dotm" xlink:type="simple"/>
    <meta:editing-cycles>23</meta:editing-cycles>
    <meta:editing-duration>PT5520S</meta:editing-duration>
    <meta:document-statistic meta:page-count="9" meta:paragraph-count="25" meta:word-count="1921" meta:character-count="12849" meta:row-count="91" meta:non-whitespace-character-count="10953"/>
  </office:meta>
</office:document-meta>
</file>